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imageNr</text:p>
          </table:table-cell>
          <table:table-cell office:value-type="string" calcext:value-type="string">
            <text:p>imageAngle</text:p>
          </table:table-cell>
          <table:table-cell office:value-type="string" calcext:value-type="string">
            <text:p>thetaHough</text:p>
          </table:table-cell>
          <table:table-cell office:value-type="string" calcext:value-type="string">
            <text:p>confidenceHough</text:p>
          </table:table-cell>
          <table:table-cell office:value-type="string" calcext:value-type="string">
            <text:p>thetaProj</text:p>
          </table:table-cell>
          <table:table-cell office:value-type="string" calcext:value-type="string">
            <text:p>confidenceProj</text:p>
          </table:table-cell>
          <table:table-cell office:value-type="string" calcext:value-type="string">
            <text:p>deltaHough</text:p>
          </table:table-cell>
          <table:table-cell office:value-type="string" calcext:value-type="string">
            <text:p>deltaProj</text:p>
          </table:table-cell>
          <table:table-cell table:number-columns-repeated="2"/>
          <table:table-cell office:value-type="string" calcext:value-type="string">
            <text:p>number of times hough has smaller 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885" calcext:value-type="float">
            <text:p>0.998885</text:p>
          </table:table-cell>
          <table:table-cell office:value-type="float" office:value="5" calcext:value-type="float">
            <text:p>5</text:p>
          </table:table-cell>
          <table:table-cell office:value-type="float" office:value="0.980827" calcext:value-type="float">
            <text:p>0.9808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787" calcext:value-type="float">
            <text:p>0.997787</text:p>
          </table:table-cell>
          <table:table-cell office:value-type="float" office:value="5" calcext:value-type="float">
            <text:p>5</text:p>
          </table:table-cell>
          <table:table-cell office:value-type="float" office:value="0.97733" calcext:value-type="float">
            <text:p>0.977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igher confidence with bigger 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4642" calcext:value-type="float">
            <text:p>0.994642</text:p>
          </table:table-cell>
          <table:table-cell office:value-type="float" office:value="5" calcext:value-type="float">
            <text:p>5</text:p>
          </table:table-cell>
          <table:table-cell office:value-type="float" office:value="0.97137" calcext:value-type="float">
            <text:p>0.97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5465" calcext:value-type="float">
            <text:p>0.95465</text:p>
          </table:table-cell>
          <table:table-cell office:value-type="float" office:value="5" calcext:value-type="float">
            <text:p>5</text:p>
          </table:table-cell>
          <table:table-cell office:value-type="float" office:value="0.965291" calcext:value-type="float">
            <text:p>0.965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formance 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19081" calcext:value-type="float">
            <text:p>0.819081</text:p>
          </table:table-cell>
          <table:table-cell office:value-type="float" office:value="5" calcext:value-type="float">
            <text:p>5</text:p>
          </table:table-cell>
          <table:table-cell office:value-type="float" office:value="0.964859" calcext:value-type="float">
            <text:p>0.964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7128712871287" calcext:value-type="float">
            <text:p>0.787128712871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9977" calcext:value-type="float">
            <text:p>0.839977</text:p>
          </table:table-cell>
          <table:table-cell office:value-type="float" office:value="4" calcext:value-type="float">
            <text:p>4</text:p>
          </table:table-cell>
          <table:table-cell office:value-type="float" office:value="0.962436" calcext:value-type="float">
            <text:p>0.96243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0502" calcext:value-type="float">
            <text:p>0.880502</text:p>
          </table:table-cell>
          <table:table-cell office:value-type="float" office:value="4" calcext:value-type="float">
            <text:p>4</text:p>
          </table:table-cell>
          <table:table-cell office:value-type="float" office:value="0.970566" calcext:value-type="float">
            <text:p>0.97056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0378" calcext:value-type="float">
            <text:p>0.950378</text:p>
          </table:table-cell>
          <table:table-cell office:value-type="float" office:value="4" calcext:value-type="float">
            <text:p>4</text:p>
          </table:table-cell>
          <table:table-cell office:value-type="float" office:value="0.967998" calcext:value-type="float">
            <text:p>0.96799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4445" calcext:value-type="float">
            <text:p>0.994445</text:p>
          </table:table-cell>
          <table:table-cell office:value-type="float" office:value="4" calcext:value-type="float">
            <text:p>4</text:p>
          </table:table-cell>
          <table:table-cell office:value-type="float" office:value="0.96879" calcext:value-type="float">
            <text:p>0.9687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305" calcext:value-type="float">
            <text:p>0.997305</text:p>
          </table:table-cell>
          <table:table-cell office:value-type="float" office:value="4" calcext:value-type="float">
            <text:p>4</text:p>
          </table:table-cell>
          <table:table-cell office:value-type="float" office:value="0.978489" calcext:value-type="float">
            <text:p>0.97848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622" calcext:value-type="float">
            <text:p>0.997622</text:p>
          </table:table-cell>
          <table:table-cell office:value-type="float" office:value="4" calcext:value-type="float">
            <text:p>4</text:p>
          </table:table-cell>
          <table:table-cell office:value-type="float" office:value="0.982883" calcext:value-type="float">
            <text:p>0.98288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526" calcext:value-type="float">
            <text:p>0.997526</text:p>
          </table:table-cell>
          <table:table-cell office:value-type="float" office:value="4" calcext:value-type="float">
            <text:p>4</text:p>
          </table:table-cell>
          <table:table-cell office:value-type="float" office:value="0.97978" calcext:value-type="float">
            <text:p>0.9797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6178" calcext:value-type="float">
            <text:p>0.996178</text:p>
          </table:table-cell>
          <table:table-cell office:value-type="float" office:value="4" calcext:value-type="float">
            <text:p>4</text:p>
          </table:table-cell>
          <table:table-cell office:value-type="float" office:value="0.976279" calcext:value-type="float">
            <text:p>0.97627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3092" calcext:value-type="float">
            <text:p>0.953092</text:p>
          </table:table-cell>
          <table:table-cell office:value-type="float" office:value="4" calcext:value-type="float">
            <text:p>4</text:p>
          </table:table-cell>
          <table:table-cell office:value-type="float" office:value="0.975586" calcext:value-type="float">
            <text:p>0.97558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462" calcext:value-type="float">
            <text:p>0.88462</text:p>
          </table:table-cell>
          <table:table-cell office:value-type="float" office:value="4" calcext:value-type="float">
            <text:p>4</text:p>
          </table:table-cell>
          <table:table-cell office:value-type="float" office:value="0.970272" calcext:value-type="float">
            <text:p>0.97027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9445" calcext:value-type="float">
            <text:p>0.859445</text:p>
          </table:table-cell>
          <table:table-cell office:value-type="float" office:value="3" calcext:value-type="float">
            <text:p>3</text:p>
          </table:table-cell>
          <table:table-cell office:value-type="float" office:value="0.964775" calcext:value-type="float">
            <text:p>0.96477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1364" calcext:value-type="float">
            <text:p>0.921364</text:p>
          </table:table-cell>
          <table:table-cell office:value-type="float" office:value="3" calcext:value-type="float">
            <text:p>3</text:p>
          </table:table-cell>
          <table:table-cell office:value-type="float" office:value="0.969233" calcext:value-type="float">
            <text:p>0.96923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3975" calcext:value-type="float">
            <text:p>0.963975</text:p>
          </table:table-cell>
          <table:table-cell office:value-type="float" office:value="3" calcext:value-type="float">
            <text:p>3</text:p>
          </table:table-cell>
          <table:table-cell office:value-type="float" office:value="0.97094" calcext:value-type="float">
            <text:p>0.9709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4797" calcext:value-type="float">
            <text:p>0.994797</text:p>
          </table:table-cell>
          <table:table-cell office:value-type="float" office:value="3" calcext:value-type="float">
            <text:p>3</text:p>
          </table:table-cell>
          <table:table-cell office:value-type="float" office:value="0.977874" calcext:value-type="float">
            <text:p>0.97787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364" calcext:value-type="float">
            <text:p>0.997364</text:p>
          </table:table-cell>
          <table:table-cell office:value-type="float" office:value="3" calcext:value-type="float">
            <text:p>3</text:p>
          </table:table-cell>
          <table:table-cell office:value-type="float" office:value="0.979483" calcext:value-type="float">
            <text:p>0.97948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288" calcext:value-type="float">
            <text:p>0.997288</text:p>
          </table:table-cell>
          <table:table-cell office:value-type="float" office:value="3" calcext:value-type="float">
            <text:p>3</text:p>
          </table:table-cell>
          <table:table-cell office:value-type="float" office:value="0.981407" calcext:value-type="float">
            <text:p>0.98140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512" calcext:value-type="float">
            <text:p>0.997512</text:p>
          </table:table-cell>
          <table:table-cell office:value-type="float" office:value="3" calcext:value-type="float">
            <text:p>3</text:p>
          </table:table-cell>
          <table:table-cell office:value-type="float" office:value="0.975791" calcext:value-type="float">
            <text:p>0.97579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5389" calcext:value-type="float">
            <text:p>0.995389</text:p>
          </table:table-cell>
          <table:table-cell office:value-type="float" office:value="3" calcext:value-type="float">
            <text:p>3</text:p>
          </table:table-cell>
          <table:table-cell office:value-type="float" office:value="0.972148" calcext:value-type="float">
            <text:p>0.97214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4392" calcext:value-type="float">
            <text:p>0.964392</text:p>
          </table:table-cell>
          <table:table-cell office:value-type="float" office:value="3" calcext:value-type="float">
            <text:p>3</text:p>
          </table:table-cell>
          <table:table-cell office:value-type="float" office:value="0.972246" calcext:value-type="float">
            <text:p>0.97224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3948" calcext:value-type="float">
            <text:p>0.913948</text:p>
          </table:table-cell>
          <table:table-cell office:value-type="float" office:value="3" calcext:value-type="float">
            <text:p>3</text:p>
          </table:table-cell>
          <table:table-cell office:value-type="float" office:value="0.970901" calcext:value-type="float">
            <text:p>0.97090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0315" calcext:value-type="float">
            <text:p>0.890315</text:p>
          </table:table-cell>
          <table:table-cell office:value-type="float" office:value="2" calcext:value-type="float">
            <text:p>2</text:p>
          </table:table-cell>
          <table:table-cell office:value-type="float" office:value="0.972797" calcext:value-type="float">
            <text:p>0.97279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1947" calcext:value-type="float">
            <text:p>0.931947</text:p>
          </table:table-cell>
          <table:table-cell office:value-type="float" office:value="2" calcext:value-type="float">
            <text:p>2</text:p>
          </table:table-cell>
          <table:table-cell office:value-type="float" office:value="0.966164" calcext:value-type="float">
            <text:p>0.96616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5903" calcext:value-type="float">
            <text:p>0.965903</text:p>
          </table:table-cell>
          <table:table-cell office:value-type="float" office:value="2" calcext:value-type="float">
            <text:p>2</text:p>
          </table:table-cell>
          <table:table-cell office:value-type="float" office:value="0.97416" calcext:value-type="float">
            <text:p>0.9741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4182" calcext:value-type="float">
            <text:p>0.994182</text:p>
          </table:table-cell>
          <table:table-cell office:value-type="float" office:value="2" calcext:value-type="float">
            <text:p>2</text:p>
          </table:table-cell>
          <table:table-cell office:value-type="float" office:value="0.978901" calcext:value-type="float">
            <text:p>0.97890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122" calcext:value-type="float">
            <text:p>0.997122</text:p>
          </table:table-cell>
          <table:table-cell office:value-type="float" office:value="2" calcext:value-type="float">
            <text:p>2</text:p>
          </table:table-cell>
          <table:table-cell office:value-type="float" office:value="0.983179" calcext:value-type="float">
            <text:p>0.98317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199" calcext:value-type="float">
            <text:p>0.998199</text:p>
          </table:table-cell>
          <table:table-cell office:value-type="float" office:value="2" calcext:value-type="float">
            <text:p>2</text:p>
          </table:table-cell>
          <table:table-cell office:value-type="float" office:value="0.983914" calcext:value-type="float">
            <text:p>0.9839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653" calcext:value-type="float">
            <text:p>0.997653</text:p>
          </table:table-cell>
          <table:table-cell office:value-type="float" office:value="2" calcext:value-type="float">
            <text:p>2</text:p>
          </table:table-cell>
          <table:table-cell office:value-type="float" office:value="0.982975" calcext:value-type="float">
            <text:p>0.98297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421" calcext:value-type="float">
            <text:p>0.99421</text:p>
          </table:table-cell>
          <table:table-cell office:value-type="float" office:value="2" calcext:value-type="float">
            <text:p>2</text:p>
          </table:table-cell>
          <table:table-cell office:value-type="float" office:value="0.97582" calcext:value-type="float">
            <text:p>0.9758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7663" calcext:value-type="float">
            <text:p>0.967663</text:p>
          </table:table-cell>
          <table:table-cell office:value-type="float" office:value="2" calcext:value-type="float">
            <text:p>2</text:p>
          </table:table-cell>
          <table:table-cell office:value-type="float" office:value="0.975096" calcext:value-type="float">
            <text:p>0.97509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3785" calcext:value-type="float">
            <text:p>0.933785</text:p>
          </table:table-cell>
          <table:table-cell office:value-type="float" office:value="2" calcext:value-type="float">
            <text:p>2</text:p>
          </table:table-cell>
          <table:table-cell office:value-type="float" office:value="0.972467" calcext:value-type="float">
            <text:p>0.97246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8334" calcext:value-type="float">
            <text:p>0.918334</text:p>
          </table:table-cell>
          <table:table-cell office:value-type="float" office:value="1" calcext:value-type="float">
            <text:p>1</text:p>
          </table:table-cell>
          <table:table-cell office:value-type="float" office:value="0.971955" calcext:value-type="float">
            <text:p>0.97195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40214" calcext:value-type="float">
            <text:p>0.940214</text:p>
          </table:table-cell>
          <table:table-cell office:value-type="float" office:value="1" calcext:value-type="float">
            <text:p>1</text:p>
          </table:table-cell>
          <table:table-cell office:value-type="float" office:value="0.975689" calcext:value-type="float">
            <text:p>0.97568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74671" calcext:value-type="float">
            <text:p>0.974671</text:p>
          </table:table-cell>
          <table:table-cell office:value-type="float" office:value="1" calcext:value-type="float">
            <text:p>1</text:p>
          </table:table-cell>
          <table:table-cell office:value-type="float" office:value="0.977282" calcext:value-type="float">
            <text:p>0.97728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5201" calcext:value-type="float">
            <text:p>0.995201</text:p>
          </table:table-cell>
          <table:table-cell office:value-type="float" office:value="1" calcext:value-type="float">
            <text:p>1</text:p>
          </table:table-cell>
          <table:table-cell office:value-type="float" office:value="0.982401" calcext:value-type="float">
            <text:p>0.98240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142" calcext:value-type="float">
            <text:p>0.997142</text:p>
          </table:table-cell>
          <table:table-cell office:value-type="float" office:value="1" calcext:value-type="float">
            <text:p>1</text:p>
          </table:table-cell>
          <table:table-cell office:value-type="float" office:value="0.981678" calcext:value-type="float">
            <text:p>0.98167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94" calcext:value-type="float">
            <text:p>0.99794</text:p>
          </table:table-cell>
          <table:table-cell office:value-type="float" office:value="1" calcext:value-type="float">
            <text:p>1</text:p>
          </table:table-cell>
          <table:table-cell office:value-type="float" office:value="0.984458" calcext:value-type="float">
            <text:p>0.98445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7035" calcext:value-type="float">
            <text:p>0.997035</text:p>
          </table:table-cell>
          <table:table-cell office:value-type="float" office:value="-1" calcext:value-type="float">
            <text:p>-1</text:p>
          </table:table-cell>
          <table:table-cell office:value-type="float" office:value="0.980532" calcext:value-type="float">
            <text:p>0.98053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4223" calcext:value-type="float">
            <text:p>0.994223</text:p>
          </table:table-cell>
          <table:table-cell office:value-type="float" office:value="-1" calcext:value-type="float">
            <text:p>-1</text:p>
          </table:table-cell>
          <table:table-cell office:value-type="float" office:value="0.982035" calcext:value-type="float">
            <text:p>0.98203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74038" calcext:value-type="float">
            <text:p>0.974038</text:p>
          </table:table-cell>
          <table:table-cell office:value-type="float" office:value="-1" calcext:value-type="float">
            <text:p>-1</text:p>
          </table:table-cell>
          <table:table-cell office:value-type="float" office:value="0.97906" calcext:value-type="float">
            <text:p>0.9790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45553" calcext:value-type="float">
            <text:p>0.945553</text:p>
          </table:table-cell>
          <table:table-cell office:value-type="float" office:value="0" calcext:value-type="float">
            <text:p>0</text:p>
          </table:table-cell>
          <table:table-cell office:value-type="float" office:value="0.982357" calcext:value-type="float">
            <text:p>0.98235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9908" calcext:value-type="float">
            <text:p>0.939908</text:p>
          </table:table-cell>
          <table:table-cell office:value-type="float" office:value="0" calcext:value-type="float">
            <text:p>0</text:p>
          </table:table-cell>
          <table:table-cell office:value-type="float" office:value="0.978959" calcext:value-type="float">
            <text:p>0.97895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49277" calcext:value-type="float">
            <text:p>0.949277</text:p>
          </table:table-cell>
          <table:table-cell office:value-type="float" office:value="0" calcext:value-type="float">
            <text:p>0</text:p>
          </table:table-cell>
          <table:table-cell office:value-type="float" office:value="0.986019" calcext:value-type="float">
            <text:p>0.98601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7324" calcext:value-type="float">
            <text:p>0.977324</text:p>
          </table:table-cell>
          <table:table-cell office:value-type="float" office:value="0" calcext:value-type="float">
            <text:p>0</text:p>
          </table:table-cell>
          <table:table-cell office:value-type="float" office:value="0.982159" calcext:value-type="float">
            <text:p>0.98215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5105" calcext:value-type="float">
            <text:p>0.995105</text:p>
          </table:table-cell>
          <table:table-cell office:value-type="float" office:value="0" calcext:value-type="float">
            <text:p>0</text:p>
          </table:table-cell>
          <table:table-cell office:value-type="float" office:value="0.99022" calcext:value-type="float">
            <text:p>0.9902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89" calcext:value-type="float">
            <text:p>0.997489</text:p>
          </table:table-cell>
          <table:table-cell office:value-type="float" office:value="0" calcext:value-type="float">
            <text:p>0</text:p>
          </table:table-cell>
          <table:table-cell office:value-type="float" office:value="0.985252" calcext:value-type="float">
            <text:p>0.98525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349" calcext:value-type="float">
            <text:p>0.998349</text:p>
          </table:table-cell>
          <table:table-cell office:value-type="float" office:value="0" calcext:value-type="float">
            <text:p>0</text:p>
          </table:table-cell>
          <table:table-cell office:value-type="float" office:value="0.987276" calcext:value-type="float">
            <text:p>0.98727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89" calcext:value-type="float">
            <text:p>0.997489</text:p>
          </table:table-cell>
          <table:table-cell office:value-type="float" office:value="0" calcext:value-type="float">
            <text:p>0</text:p>
          </table:table-cell>
          <table:table-cell office:value-type="float" office:value="0.985252" calcext:value-type="float">
            <text:p>0.98525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5105" calcext:value-type="float">
            <text:p>0.995105</text:p>
          </table:table-cell>
          <table:table-cell office:value-type="float" office:value="0" calcext:value-type="float">
            <text:p>0</text:p>
          </table:table-cell>
          <table:table-cell office:value-type="float" office:value="0.99022" calcext:value-type="float">
            <text:p>0.9902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7324" calcext:value-type="float">
            <text:p>0.977324</text:p>
          </table:table-cell>
          <table:table-cell office:value-type="float" office:value="0" calcext:value-type="float">
            <text:p>0</text:p>
          </table:table-cell>
          <table:table-cell office:value-type="float" office:value="0.982159" calcext:value-type="float">
            <text:p>0.98215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49277" calcext:value-type="float">
            <text:p>0.949277</text:p>
          </table:table-cell>
          <table:table-cell office:value-type="float" office:value="0" calcext:value-type="float">
            <text:p>0</text:p>
          </table:table-cell>
          <table:table-cell office:value-type="float" office:value="0.986019" calcext:value-type="float">
            <text:p>0.98601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9908" calcext:value-type="float">
            <text:p>0.939908</text:p>
          </table:table-cell>
          <table:table-cell office:value-type="float" office:value="0" calcext:value-type="float">
            <text:p>0</text:p>
          </table:table-cell>
          <table:table-cell office:value-type="float" office:value="0.978959" calcext:value-type="float">
            <text:p>0.97895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45553" calcext:value-type="float">
            <text:p>0.945553</text:p>
          </table:table-cell>
          <table:table-cell office:value-type="float" office:value="0" calcext:value-type="float">
            <text:p>0</text:p>
          </table:table-cell>
          <table:table-cell office:value-type="float" office:value="0.982357" calcext:value-type="float">
            <text:p>0.98235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74038" calcext:value-type="float">
            <text:p>0.974038</text:p>
          </table:table-cell>
          <table:table-cell office:value-type="float" office:value="-1" calcext:value-type="float">
            <text:p>-1</text:p>
          </table:table-cell>
          <table:table-cell office:value-type="float" office:value="0.97906" calcext:value-type="float">
            <text:p>0.9790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4223" calcext:value-type="float">
            <text:p>0.994223</text:p>
          </table:table-cell>
          <table:table-cell office:value-type="float" office:value="-1" calcext:value-type="float">
            <text:p>-1</text:p>
          </table:table-cell>
          <table:table-cell office:value-type="float" office:value="0.982035" calcext:value-type="float">
            <text:p>0.98203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7035" calcext:value-type="float">
            <text:p>0.997035</text:p>
          </table:table-cell>
          <table:table-cell office:value-type="float" office:value="-1" calcext:value-type="float">
            <text:p>-1</text:p>
          </table:table-cell>
          <table:table-cell office:value-type="float" office:value="0.980532" calcext:value-type="float">
            <text:p>0.98053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6983" calcext:value-type="float">
            <text:p>0.996983</text:p>
          </table:table-cell>
          <table:table-cell office:value-type="float" office:value="-1" calcext:value-type="float">
            <text:p>-1</text:p>
          </table:table-cell>
          <table:table-cell office:value-type="float" office:value="0.981023" calcext:value-type="float">
            <text:p>0.98102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6948" calcext:value-type="float">
            <text:p>0.996948</text:p>
          </table:table-cell>
          <table:table-cell office:value-type="float" office:value="-1" calcext:value-type="float">
            <text:p>-1</text:p>
          </table:table-cell>
          <table:table-cell office:value-type="float" office:value="0.985054" calcext:value-type="float">
            <text:p>0.98505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4088" calcext:value-type="float">
            <text:p>0.994088</text:p>
          </table:table-cell>
          <table:table-cell office:value-type="float" office:value="-1" calcext:value-type="float">
            <text:p>-1</text:p>
          </table:table-cell>
          <table:table-cell office:value-type="float" office:value="0.98348" calcext:value-type="float">
            <text:p>0.9834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73936" calcext:value-type="float">
            <text:p>0.973936</text:p>
          </table:table-cell>
          <table:table-cell office:value-type="float" office:value="-1" calcext:value-type="float">
            <text:p>-1</text:p>
          </table:table-cell>
          <table:table-cell office:value-type="float" office:value="0.97681" calcext:value-type="float">
            <text:p>0.9768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44446" calcext:value-type="float">
            <text:p>0.944446</text:p>
          </table:table-cell>
          <table:table-cell office:value-type="float" office:value="-1" calcext:value-type="float">
            <text:p>-1</text:p>
          </table:table-cell>
          <table:table-cell office:value-type="float" office:value="0.971711" calcext:value-type="float">
            <text:p>0.97171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36401" calcext:value-type="float">
            <text:p>0.936401</text:p>
          </table:table-cell>
          <table:table-cell office:value-type="float" office:value="1" calcext:value-type="float">
            <text:p>1</text:p>
          </table:table-cell>
          <table:table-cell office:value-type="float" office:value="0.971434" calcext:value-type="float">
            <text:p>0.97143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35572" calcext:value-type="float">
            <text:p>0.935572</text:p>
          </table:table-cell>
          <table:table-cell office:value-type="float" office:value="-1" calcext:value-type="float">
            <text:p>-1</text:p>
          </table:table-cell>
          <table:table-cell office:value-type="float" office:value="0.969954" calcext:value-type="float">
            <text:p>0.96995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5146" calcext:value-type="float">
            <text:p>0.975146</text:p>
          </table:table-cell>
          <table:table-cell office:value-type="float" office:value="-2" calcext:value-type="float">
            <text:p>-2</text:p>
          </table:table-cell>
          <table:table-cell office:value-type="float" office:value="0.97423" calcext:value-type="float">
            <text:p>0.9742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0524" calcext:value-type="float">
            <text:p>0.990524</text:p>
          </table:table-cell>
          <table:table-cell office:value-type="float" office:value="-2" calcext:value-type="float">
            <text:p>-2</text:p>
          </table:table-cell>
          <table:table-cell office:value-type="float" office:value="0.982441" calcext:value-type="float">
            <text:p>0.98244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561" calcext:value-type="float">
            <text:p>0.996561</text:p>
          </table:table-cell>
          <table:table-cell office:value-type="float" office:value="-2" calcext:value-type="float">
            <text:p>-2</text:p>
          </table:table-cell>
          <table:table-cell office:value-type="float" office:value="0.983794" calcext:value-type="float">
            <text:p>0.98379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489" calcext:value-type="float">
            <text:p>0.997489</text:p>
          </table:table-cell>
          <table:table-cell office:value-type="float" office:value="-2" calcext:value-type="float">
            <text:p>-2</text:p>
          </table:table-cell>
          <table:table-cell office:value-type="float" office:value="0.97992" calcext:value-type="float">
            <text:p>0.9799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195" calcext:value-type="float">
            <text:p>0.997195</text:p>
          </table:table-cell>
          <table:table-cell office:value-type="float" office:value="-2" calcext:value-type="float">
            <text:p>-2</text:p>
          </table:table-cell>
          <table:table-cell office:value-type="float" office:value="0.977578" calcext:value-type="float">
            <text:p>0.97757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3667" calcext:value-type="float">
            <text:p>0.993667</text:p>
          </table:table-cell>
          <table:table-cell office:value-type="float" office:value="-2" calcext:value-type="float">
            <text:p>-2</text:p>
          </table:table-cell>
          <table:table-cell office:value-type="float" office:value="0.975446" calcext:value-type="float">
            <text:p>0.97544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2842" calcext:value-type="float">
            <text:p>0.972842</text:p>
          </table:table-cell>
          <table:table-cell office:value-type="float" office:value="-2" calcext:value-type="float">
            <text:p>-2</text:p>
          </table:table-cell>
          <table:table-cell office:value-type="float" office:value="0.974385" calcext:value-type="float">
            <text:p>0.97438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5" calcext:value-type="float">
            <text:p>5</text:p>
          </table:table-cell>
          <table:table-cell office:value-type="float" office:value="0.974143" calcext:value-type="float">
            <text:p>0.97414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27703" calcext:value-type="float">
            <text:p>0.927703</text:p>
          </table:table-cell>
          <table:table-cell office:value-type="float" office:value="-2" calcext:value-type="float">
            <text:p>-2</text:p>
          </table:table-cell>
          <table:table-cell office:value-type="float" office:value="0.966254" calcext:value-type="float">
            <text:p>0.96625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25621" calcext:value-type="float">
            <text:p>0.925621</text:p>
          </table:table-cell>
          <table:table-cell office:value-type="float" office:value="-2" calcext:value-type="float">
            <text:p>-2</text:p>
          </table:table-cell>
          <table:table-cell office:value-type="float" office:value="0.969198" calcext:value-type="float">
            <text:p>0.96919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3582" calcext:value-type="float">
            <text:p>0.973582</text:p>
          </table:table-cell>
          <table:table-cell office:value-type="float" office:value="0" calcext:value-type="float">
            <text:p>0</text:p>
          </table:table-cell>
          <table:table-cell office:value-type="float" office:value="0.976269" calcext:value-type="float">
            <text:p>0.97626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894" calcext:value-type="float">
            <text:p>0.994894</text:p>
          </table:table-cell>
          <table:table-cell office:value-type="float" office:value="0" calcext:value-type="float">
            <text:p>0</text:p>
          </table:table-cell>
          <table:table-cell office:value-type="float" office:value="0.979249" calcext:value-type="float">
            <text:p>0.97924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912" calcext:value-type="float">
            <text:p>0.996912</text:p>
          </table:table-cell>
          <table:table-cell office:value-type="float" office:value="-3" calcext:value-type="float">
            <text:p>-3</text:p>
          </table:table-cell>
          <table:table-cell office:value-type="float" office:value="0.978855" calcext:value-type="float">
            <text:p>0.97885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142" calcext:value-type="float">
            <text:p>0.998142</text:p>
          </table:table-cell>
          <table:table-cell office:value-type="float" office:value="-3" calcext:value-type="float">
            <text:p>-3</text:p>
          </table:table-cell>
          <table:table-cell office:value-type="float" office:value="0.981217" calcext:value-type="float">
            <text:p>0.98121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453" calcext:value-type="float">
            <text:p>0.997453</text:p>
          </table:table-cell>
          <table:table-cell office:value-type="float" office:value="-3" calcext:value-type="float">
            <text:p>-3</text:p>
          </table:table-cell>
          <table:table-cell office:value-type="float" office:value="0.980024" calcext:value-type="float">
            <text:p>0.98002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27" calcext:value-type="float">
            <text:p>0.99527</text:p>
          </table:table-cell>
          <table:table-cell office:value-type="float" office:value="-3" calcext:value-type="float">
            <text:p>-3</text:p>
          </table:table-cell>
          <table:table-cell office:value-type="float" office:value="0.974577" calcext:value-type="float">
            <text:p>0.97457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6393" calcext:value-type="float">
            <text:p>0.976393</text:p>
          </table:table-cell>
          <table:table-cell office:value-type="float" office:value="-3" calcext:value-type="float">
            <text:p>-3</text:p>
          </table:table-cell>
          <table:table-cell office:value-type="float" office:value="0.975901" calcext:value-type="float">
            <text:p>0.97590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2907" calcext:value-type="float">
            <text:p>0.92907</text:p>
          </table:table-cell>
          <table:table-cell office:value-type="float" office:value="0" calcext:value-type="float">
            <text:p>0</text:p>
          </table:table-cell>
          <table:table-cell office:value-type="float" office:value="0.972352" calcext:value-type="float">
            <text:p>0.97235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7422" calcext:value-type="float">
            <text:p>0.897422</text:p>
          </table:table-cell>
          <table:table-cell office:value-type="float" office:value="0" calcext:value-type="float">
            <text:p>0</text:p>
          </table:table-cell>
          <table:table-cell office:value-type="float" office:value="0.965324" calcext:value-type="float">
            <text:p>0.96532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16095" calcext:value-type="float">
            <text:p>0.916095</text:p>
          </table:table-cell>
          <table:table-cell office:value-type="float" office:value="-4" calcext:value-type="float">
            <text:p>-4</text:p>
          </table:table-cell>
          <table:table-cell office:value-type="float" office:value="0.968137" calcext:value-type="float">
            <text:p>0.9681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6497" calcext:value-type="float">
            <text:p>0.96497</text:p>
          </table:table-cell>
          <table:table-cell office:value-type="float" office:value="4" calcext:value-type="float">
            <text:p>4</text:p>
          </table:table-cell>
          <table:table-cell office:value-type="float" office:value="0.977173" calcext:value-type="float">
            <text:p>0.97717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28" calcext:value-type="float">
            <text:p>0.99428</text:p>
          </table:table-cell>
          <table:table-cell office:value-type="float" office:value="0" calcext:value-type="float">
            <text:p>0</text:p>
          </table:table-cell>
          <table:table-cell office:value-type="float" office:value="0.978001" calcext:value-type="float">
            <text:p>0.97800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252" calcext:value-type="float">
            <text:p>0.997252</text:p>
          </table:table-cell>
          <table:table-cell office:value-type="float" office:value="-4" calcext:value-type="float">
            <text:p>-4</text:p>
          </table:table-cell>
          <table:table-cell office:value-type="float" office:value="0.980909" calcext:value-type="float">
            <text:p>0.98090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478" calcext:value-type="float">
            <text:p>0.997478</text:p>
          </table:table-cell>
          <table:table-cell office:value-type="float" office:value="-4" calcext:value-type="float">
            <text:p>-4</text:p>
          </table:table-cell>
          <table:table-cell office:value-type="float" office:value="0.980383" calcext:value-type="float">
            <text:p>0.98038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501" calcext:value-type="float">
            <text:p>0.997501</text:p>
          </table:table-cell>
          <table:table-cell office:value-type="float" office:value="-4" calcext:value-type="float">
            <text:p>-4</text:p>
          </table:table-cell>
          <table:table-cell office:value-type="float" office:value="0.977758" calcext:value-type="float">
            <text:p>0.97775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5262" calcext:value-type="float">
            <text:p>0.995262</text:p>
          </table:table-cell>
          <table:table-cell office:value-type="float" office:value="0" calcext:value-type="float">
            <text:p>0</text:p>
          </table:table-cell>
          <table:table-cell office:value-type="float" office:value="0.980808" calcext:value-type="float">
            <text:p>0.98080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8129" calcext:value-type="float">
            <text:p>0.978129</text:p>
          </table:table-cell>
          <table:table-cell office:value-type="float" office:value="0" calcext:value-type="float">
            <text:p>0</text:p>
          </table:table-cell>
          <table:table-cell office:value-type="float" office:value="0.973334" calcext:value-type="float">
            <text:p>0.97333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03797" calcext:value-type="float">
            <text:p>0.903797</text:p>
          </table:table-cell>
          <table:table-cell office:value-type="float" office:value="5" calcext:value-type="float">
            <text:p>5</text:p>
          </table:table-cell>
          <table:table-cell office:value-type="float" office:value="0.989726" calcext:value-type="float">
            <text:p>0.98972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69152" calcext:value-type="float">
            <text:p>0.869152</text:p>
          </table:table-cell>
          <table:table-cell office:value-type="float" office:value="0" calcext:value-type="float">
            <text:p>0</text:p>
          </table:table-cell>
          <table:table-cell office:value-type="float" office:value="0.973884" calcext:value-type="float">
            <text:p>0.97388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7623" calcext:value-type="float">
            <text:p>0.87623</text:p>
          </table:table-cell>
          <table:table-cell office:value-type="float" office:value="0" calcext:value-type="float">
            <text:p>0</text:p>
          </table:table-cell>
          <table:table-cell office:value-type="float" office:value="0.969808" calcext:value-type="float">
            <text:p>0.96980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5" calcext:value-type="float">
            <text:p>5</text:p>
          </table:table-cell>
          <table:table-cell office:value-type="float" office:value="0.975438" calcext:value-type="float">
            <text:p>0.97543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4216" calcext:value-type="float">
            <text:p>0.994216</text:p>
          </table:table-cell>
          <table:table-cell office:value-type="float" office:value="-5" calcext:value-type="float">
            <text:p>-5</text:p>
          </table:table-cell>
          <table:table-cell office:value-type="float" office:value="0.973465" calcext:value-type="float">
            <text:p>0.97346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632" calcext:value-type="float">
            <text:p>0.997632</text:p>
          </table:table-cell>
          <table:table-cell office:value-type="float" office:value="-5" calcext:value-type="float">
            <text:p>-5</text:p>
          </table:table-cell>
          <table:table-cell office:value-type="float" office:value="0.974602" calcext:value-type="float">
            <text:p>0.97460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8299" calcext:value-type="float">
            <text:p>0.998299</text:p>
          </table:table-cell>
          <table:table-cell office:value-type="float" office:value="-5" calcext:value-type="float">
            <text:p>-5</text:p>
          </table:table-cell>
          <table:table-cell office:value-type="float" office:value="0.980694" calcext:value-type="float">
            <text:p>0.98069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824" calcext:value-type="float">
            <text:p>0.99824</text:p>
          </table:table-cell>
          <table:table-cell office:value-type="float" office:value="5" calcext:value-type="float">
            <text:p>5</text:p>
          </table:table-cell>
          <table:table-cell office:value-type="float" office:value="0.978889" calcext:value-type="float">
            <text:p>0.97888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5" calcext:value-type="float">
            <text:p>5</text:p>
          </table:table-cell>
          <table:table-cell office:value-type="float" office:value="0.97163" calcext:value-type="float">
            <text:p>0.9716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3989" calcext:value-type="float">
            <text:p>0.993989</text:p>
          </table:table-cell>
          <table:table-cell office:value-type="float" office:value="5" calcext:value-type="float">
            <text:p>5</text:p>
          </table:table-cell>
          <table:table-cell office:value-type="float" office:value="0.97417" calcext:value-type="float">
            <text:p>0.9741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60186" calcext:value-type="float">
            <text:p>0.960186</text:p>
          </table:table-cell>
          <table:table-cell office:value-type="float" office:value="5" calcext:value-type="float">
            <text:p>5</text:p>
          </table:table-cell>
          <table:table-cell office:value-type="float" office:value="0.965969" calcext:value-type="float">
            <text:p>0.96596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5732" calcext:value-type="float">
            <text:p>0.85732</text:p>
          </table:table-cell>
          <table:table-cell office:value-type="float" office:value="-3" calcext:value-type="float">
            <text:p>-3</text:p>
          </table:table-cell>
          <table:table-cell office:value-type="float" office:value="0.964237" calcext:value-type="float">
            <text:p>0.9642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6106" calcext:value-type="float">
            <text:p>0.856106</text:p>
          </table:table-cell>
          <table:table-cell office:value-type="float" office:value="4" calcext:value-type="float">
            <text:p>4</text:p>
          </table:table-cell>
          <table:table-cell office:value-type="float" office:value="0.966099" calcext:value-type="float">
            <text:p>0.96609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8402" calcext:value-type="float">
            <text:p>0.888402</text:p>
          </table:table-cell>
          <table:table-cell office:value-type="float" office:value="0" calcext:value-type="float">
            <text:p>0</text:p>
          </table:table-cell>
          <table:table-cell office:value-type="float" office:value="0.968159" calcext:value-type="float">
            <text:p>0.96815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46591" calcext:value-type="float">
            <text:p>0.946591</text:p>
          </table:table-cell>
          <table:table-cell office:value-type="float" office:value="4" calcext:value-type="float">
            <text:p>4</text:p>
          </table:table-cell>
          <table:table-cell office:value-type="float" office:value="0.969189" calcext:value-type="float">
            <text:p>0.96918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1348" calcext:value-type="float">
            <text:p>0.991348</text:p>
          </table:table-cell>
          <table:table-cell office:value-type="float" office:value="4" calcext:value-type="float">
            <text:p>4</text:p>
          </table:table-cell>
          <table:table-cell office:value-type="float" office:value="0.975082" calcext:value-type="float">
            <text:p>0.97508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26" calcext:value-type="float">
            <text:p>0.99726</text:p>
          </table:table-cell>
          <table:table-cell office:value-type="float" office:value="4" calcext:value-type="float">
            <text:p>4</text:p>
          </table:table-cell>
          <table:table-cell office:value-type="float" office:value="0.978023" calcext:value-type="float">
            <text:p>0.97802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8155" calcext:value-type="float">
            <text:p>0.998155</text:p>
          </table:table-cell>
          <table:table-cell office:value-type="float" office:value="4" calcext:value-type="float">
            <text:p>4</text:p>
          </table:table-cell>
          <table:table-cell office:value-type="float" office:value="0.980334" calcext:value-type="float">
            <text:p>0.98033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619" calcext:value-type="float">
            <text:p>0.997619</text:p>
          </table:table-cell>
          <table:table-cell office:value-type="float" office:value="4" calcext:value-type="float">
            <text:p>4</text:p>
          </table:table-cell>
          <table:table-cell office:value-type="float" office:value="0.976888" calcext:value-type="float">
            <text:p>0.97688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6748" calcext:value-type="float">
            <text:p>0.996748</text:p>
          </table:table-cell>
          <table:table-cell office:value-type="float" office:value="4" calcext:value-type="float">
            <text:p>4</text:p>
          </table:table-cell>
          <table:table-cell office:value-type="float" office:value="0.97465" calcext:value-type="float">
            <text:p>0.9746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66949" calcext:value-type="float">
            <text:p>0.966949</text:p>
          </table:table-cell>
          <table:table-cell office:value-type="float" office:value="4" calcext:value-type="float">
            <text:p>4</text:p>
          </table:table-cell>
          <table:table-cell office:value-type="float" office:value="0.974128" calcext:value-type="float">
            <text:p>0.97412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2672" calcext:value-type="float">
            <text:p>0.882672</text:p>
          </table:table-cell>
          <table:table-cell office:value-type="float" office:value="4" calcext:value-type="float">
            <text:p>4</text:p>
          </table:table-cell>
          <table:table-cell office:value-type="float" office:value="0.969028" calcext:value-type="float">
            <text:p>0.96902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4986" calcext:value-type="float">
            <text:p>0.894986</text:p>
          </table:table-cell>
          <table:table-cell office:value-type="float" office:value="3" calcext:value-type="float">
            <text:p>3</text:p>
          </table:table-cell>
          <table:table-cell office:value-type="float" office:value="0.970131" calcext:value-type="float">
            <text:p>0.97013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09589" calcext:value-type="float">
            <text:p>0.909589</text:p>
          </table:table-cell>
          <table:table-cell office:value-type="float" office:value="3" calcext:value-type="float">
            <text:p>3</text:p>
          </table:table-cell>
          <table:table-cell office:value-type="float" office:value="0.973073" calcext:value-type="float">
            <text:p>0.97307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2095" calcext:value-type="float">
            <text:p>0.972095</text:p>
          </table:table-cell>
          <table:table-cell office:value-type="float" office:value="3" calcext:value-type="float">
            <text:p>3</text:p>
          </table:table-cell>
          <table:table-cell office:value-type="float" office:value="0.97232" calcext:value-type="float">
            <text:p>0.9723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6285" calcext:value-type="float">
            <text:p>0.996285</text:p>
          </table:table-cell>
          <table:table-cell office:value-type="float" office:value="3" calcext:value-type="float">
            <text:p>3</text:p>
          </table:table-cell>
          <table:table-cell office:value-type="float" office:value="0.975756" calcext:value-type="float">
            <text:p>0.97575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6151" calcext:value-type="float">
            <text:p>0.996151</text:p>
          </table:table-cell>
          <table:table-cell office:value-type="float" office:value="3" calcext:value-type="float">
            <text:p>3</text:p>
          </table:table-cell>
          <table:table-cell office:value-type="float" office:value="0.981303" calcext:value-type="float">
            <text:p>0.98130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8077" calcext:value-type="float">
            <text:p>0.998077</text:p>
          </table:table-cell>
          <table:table-cell office:value-type="float" office:value="3" calcext:value-type="float">
            <text:p>3</text:p>
          </table:table-cell>
          <table:table-cell office:value-type="float" office:value="0.980646" calcext:value-type="float">
            <text:p>0.98064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493" calcext:value-type="float">
            <text:p>0.997493</text:p>
          </table:table-cell>
          <table:table-cell office:value-type="float" office:value="3" calcext:value-type="float">
            <text:p>3</text:p>
          </table:table-cell>
          <table:table-cell office:value-type="float" office:value="0.980504" calcext:value-type="float">
            <text:p>0.98050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3622" calcext:value-type="float">
            <text:p>0.993622</text:p>
          </table:table-cell>
          <table:table-cell office:value-type="float" office:value="3" calcext:value-type="float">
            <text:p>3</text:p>
          </table:table-cell>
          <table:table-cell office:value-type="float" office:value="0.975336" calcext:value-type="float">
            <text:p>0.97533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8355" calcext:value-type="float">
            <text:p>0.968355</text:p>
          </table:table-cell>
          <table:table-cell office:value-type="float" office:value="3" calcext:value-type="float">
            <text:p>3</text:p>
          </table:table-cell>
          <table:table-cell office:value-type="float" office:value="0.972202" calcext:value-type="float">
            <text:p>0.97220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4451" calcext:value-type="float">
            <text:p>0.914451</text:p>
          </table:table-cell>
          <table:table-cell office:value-type="float" office:value="3" calcext:value-type="float">
            <text:p>3</text:p>
          </table:table-cell>
          <table:table-cell office:value-type="float" office:value="0.971801" calcext:value-type="float">
            <text:p>0.97180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0212" calcext:value-type="float">
            <text:p>0.920212</text:p>
          </table:table-cell>
          <table:table-cell office:value-type="float" office:value="3" calcext:value-type="float">
            <text:p>3</text:p>
          </table:table-cell>
          <table:table-cell office:value-type="float" office:value="0.969211" calcext:value-type="float">
            <text:p>0.96921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6821" calcext:value-type="float">
            <text:p>0.936821</text:p>
          </table:table-cell>
          <table:table-cell office:value-type="float" office:value="2" calcext:value-type="float">
            <text:p>2</text:p>
          </table:table-cell>
          <table:table-cell office:value-type="float" office:value="0.971498" calcext:value-type="float">
            <text:p>0.97149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2456" calcext:value-type="float">
            <text:p>0.962456</text:p>
          </table:table-cell>
          <table:table-cell office:value-type="float" office:value="2" calcext:value-type="float">
            <text:p>2</text:p>
          </table:table-cell>
          <table:table-cell office:value-type="float" office:value="0.976204" calcext:value-type="float">
            <text:p>0.97620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2495" calcext:value-type="float">
            <text:p>0.992495</text:p>
          </table:table-cell>
          <table:table-cell office:value-type="float" office:value="2" calcext:value-type="float">
            <text:p>2</text:p>
          </table:table-cell>
          <table:table-cell office:value-type="float" office:value="0.977325" calcext:value-type="float">
            <text:p>0.97732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688" calcext:value-type="float">
            <text:p>0.99688</text:p>
          </table:table-cell>
          <table:table-cell office:value-type="float" office:value="2" calcext:value-type="float">
            <text:p>2</text:p>
          </table:table-cell>
          <table:table-cell office:value-type="float" office:value="0.981577" calcext:value-type="float">
            <text:p>0.98157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2" calcext:value-type="float">
            <text:p>2</text:p>
          </table:table-cell>
          <table:table-cell office:value-type="float" office:value="0.979921" calcext:value-type="float">
            <text:p>0.97992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248" calcext:value-type="float">
            <text:p>0.997248</text:p>
          </table:table-cell>
          <table:table-cell office:value-type="float" office:value="2" calcext:value-type="float">
            <text:p>2</text:p>
          </table:table-cell>
          <table:table-cell office:value-type="float" office:value="0.980443" calcext:value-type="float">
            <text:p>0.98044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3144" calcext:value-type="float">
            <text:p>0.993144</text:p>
          </table:table-cell>
          <table:table-cell office:value-type="float" office:value="2" calcext:value-type="float">
            <text:p>2</text:p>
          </table:table-cell>
          <table:table-cell office:value-type="float" office:value="0.977943" calcext:value-type="float">
            <text:p>0.97794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6927" calcext:value-type="float">
            <text:p>0.976927</text:p>
          </table:table-cell>
          <table:table-cell office:value-type="float" office:value="2" calcext:value-type="float">
            <text:p>2</text:p>
          </table:table-cell>
          <table:table-cell office:value-type="float" office:value="0.976044" calcext:value-type="float">
            <text:p>0.97604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8797" calcext:value-type="float">
            <text:p>0.928797</text:p>
          </table:table-cell>
          <table:table-cell office:value-type="float" office:value="2" calcext:value-type="float">
            <text:p>2</text:p>
          </table:table-cell>
          <table:table-cell office:value-type="float" office:value="0.972611" calcext:value-type="float">
            <text:p>0.97261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3333" calcext:value-type="float">
            <text:p>0.913333</text:p>
          </table:table-cell>
          <table:table-cell office:value-type="float" office:value="1" calcext:value-type="float">
            <text:p>1</text:p>
          </table:table-cell>
          <table:table-cell office:value-type="float" office:value="0.972681" calcext:value-type="float">
            <text:p>0.97268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44528" calcext:value-type="float">
            <text:p>0.944528</text:p>
          </table:table-cell>
          <table:table-cell office:value-type="float" office:value="1" calcext:value-type="float">
            <text:p>1</text:p>
          </table:table-cell>
          <table:table-cell office:value-type="float" office:value="0.976894" calcext:value-type="float">
            <text:p>0.97689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70068" calcext:value-type="float">
            <text:p>0.970068</text:p>
          </table:table-cell>
          <table:table-cell office:value-type="float" office:value="1" calcext:value-type="float">
            <text:p>1</text:p>
          </table:table-cell>
          <table:table-cell office:value-type="float" office:value="0.976427" calcext:value-type="float">
            <text:p>0.97642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2253" calcext:value-type="float">
            <text:p>0.992253</text:p>
          </table:table-cell>
          <table:table-cell office:value-type="float" office:value="1" calcext:value-type="float">
            <text:p>1</text:p>
          </table:table-cell>
          <table:table-cell office:value-type="float" office:value="0.981685" calcext:value-type="float">
            <text:p>0.98168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073" calcext:value-type="float">
            <text:p>0.997073</text:p>
          </table:table-cell>
          <table:table-cell office:value-type="float" office:value="1" calcext:value-type="float">
            <text:p>1</text:p>
          </table:table-cell>
          <table:table-cell office:value-type="float" office:value="0.982235" calcext:value-type="float">
            <text:p>0.98223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82" calcext:value-type="float">
            <text:p>0.99782</text:p>
          </table:table-cell>
          <table:table-cell office:value-type="float" office:value="1" calcext:value-type="float">
            <text:p>1</text:p>
          </table:table-cell>
          <table:table-cell office:value-type="float" office:value="0.980184" calcext:value-type="float">
            <text:p>0.98018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7125" calcext:value-type="float">
            <text:p>0.997125</text:p>
          </table:table-cell>
          <table:table-cell office:value-type="float" office:value="-1" calcext:value-type="float">
            <text:p>-1</text:p>
          </table:table-cell>
          <table:table-cell office:value-type="float" office:value="0.978241" calcext:value-type="float">
            <text:p>0.97824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4047" calcext:value-type="float">
            <text:p>0.994047</text:p>
          </table:table-cell>
          <table:table-cell office:value-type="float" office:value="-1" calcext:value-type="float">
            <text:p>-1</text:p>
          </table:table-cell>
          <table:table-cell office:value-type="float" office:value="0.978762" calcext:value-type="float">
            <text:p>0.97876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69393" calcext:value-type="float">
            <text:p>0.969393</text:p>
          </table:table-cell>
          <table:table-cell office:value-type="float" office:value="0" calcext:value-type="float">
            <text:p>0</text:p>
          </table:table-cell>
          <table:table-cell office:value-type="float" office:value="0.982096" calcext:value-type="float">
            <text:p>0.98209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52368" calcext:value-type="float">
            <text:p>0.952368</text:p>
          </table:table-cell>
          <table:table-cell office:value-type="float" office:value="-1" calcext:value-type="float">
            <text:p>-1</text:p>
          </table:table-cell>
          <table:table-cell office:value-type="float" office:value="0.976686" calcext:value-type="float">
            <text:p>0.97668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32663" calcext:value-type="float">
            <text:p>0.932663</text:p>
          </table:table-cell>
          <table:table-cell office:value-type="float" office:value="0" calcext:value-type="float">
            <text:p>0</text:p>
          </table:table-cell>
          <table:table-cell office:value-type="float" office:value="0.979546" calcext:value-type="float">
            <text:p>0.97954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0753" calcext:value-type="float">
            <text:p>0.950753</text:p>
          </table:table-cell>
          <table:table-cell office:value-type="float" office:value="0" calcext:value-type="float">
            <text:p>0</text:p>
          </table:table-cell>
          <table:table-cell office:value-type="float" office:value="0.980468" calcext:value-type="float">
            <text:p>0.98046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7791" calcext:value-type="float">
            <text:p>0.977791</text:p>
          </table:table-cell>
          <table:table-cell office:value-type="float" office:value="0" calcext:value-type="float">
            <text:p>0</text:p>
          </table:table-cell>
          <table:table-cell office:value-type="float" office:value="0.979045" calcext:value-type="float">
            <text:p>0.97904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0" calcext:value-type="float">
            <text:p>0</text:p>
          </table:table-cell>
          <table:table-cell office:value-type="float" office:value="0.983733" calcext:value-type="float">
            <text:p>0.98373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93" calcext:value-type="float">
            <text:p>0.997493</text:p>
          </table:table-cell>
          <table:table-cell office:value-type="float" office:value="0" calcext:value-type="float">
            <text:p>0</text:p>
          </table:table-cell>
          <table:table-cell office:value-type="float" office:value="0.983917" calcext:value-type="float">
            <text:p>0.98391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098" calcext:value-type="float">
            <text:p>0.998098</text:p>
          </table:table-cell>
          <table:table-cell office:value-type="float" office:value="0" calcext:value-type="float">
            <text:p>0</text:p>
          </table:table-cell>
          <table:table-cell office:value-type="float" office:value="0.985885" calcext:value-type="float">
            <text:p>0.98588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7493" calcext:value-type="float">
            <text:p>0.997493</text:p>
          </table:table-cell>
          <table:table-cell office:value-type="float" office:value="0" calcext:value-type="float">
            <text:p>0</text:p>
          </table:table-cell>
          <table:table-cell office:value-type="float" office:value="0.983917" calcext:value-type="float">
            <text:p>0.98391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0" calcext:value-type="float">
            <text:p>0</text:p>
          </table:table-cell>
          <table:table-cell office:value-type="float" office:value="0.983733" calcext:value-type="float">
            <text:p>0.98373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7791" calcext:value-type="float">
            <text:p>0.977791</text:p>
          </table:table-cell>
          <table:table-cell office:value-type="float" office:value="0" calcext:value-type="float">
            <text:p>0</text:p>
          </table:table-cell>
          <table:table-cell office:value-type="float" office:value="0.979045" calcext:value-type="float">
            <text:p>0.97904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0753" calcext:value-type="float">
            <text:p>0.950753</text:p>
          </table:table-cell>
          <table:table-cell office:value-type="float" office:value="0" calcext:value-type="float">
            <text:p>0</text:p>
          </table:table-cell>
          <table:table-cell office:value-type="float" office:value="0.980468" calcext:value-type="float">
            <text:p>0.98046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932663" calcext:value-type="float">
            <text:p>0.932663</text:p>
          </table:table-cell>
          <table:table-cell office:value-type="float" office:value="0" calcext:value-type="float">
            <text:p>0</text:p>
          </table:table-cell>
          <table:table-cell office:value-type="float" office:value="0.979546" calcext:value-type="float">
            <text:p>0.97954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52368" calcext:value-type="float">
            <text:p>0.952368</text:p>
          </table:table-cell>
          <table:table-cell office:value-type="float" office:value="-1" calcext:value-type="float">
            <text:p>-1</text:p>
          </table:table-cell>
          <table:table-cell office:value-type="float" office:value="0.976686" calcext:value-type="float">
            <text:p>0.97668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69393" calcext:value-type="float">
            <text:p>0.969393</text:p>
          </table:table-cell>
          <table:table-cell office:value-type="float" office:value="0" calcext:value-type="float">
            <text:p>0</text:p>
          </table:table-cell>
          <table:table-cell office:value-type="float" office:value="0.982096" calcext:value-type="float">
            <text:p>0.98209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4047" calcext:value-type="float">
            <text:p>0.994047</text:p>
          </table:table-cell>
          <table:table-cell office:value-type="float" office:value="-1" calcext:value-type="float">
            <text:p>-1</text:p>
          </table:table-cell>
          <table:table-cell office:value-type="float" office:value="0.978762" calcext:value-type="float">
            <text:p>0.97876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7125" calcext:value-type="float">
            <text:p>0.997125</text:p>
          </table:table-cell>
          <table:table-cell office:value-type="float" office:value="-1" calcext:value-type="float">
            <text:p>-1</text:p>
          </table:table-cell>
          <table:table-cell office:value-type="float" office:value="0.978241" calcext:value-type="float">
            <text:p>0.97824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7973" calcext:value-type="float">
            <text:p>0.997973</text:p>
          </table:table-cell>
          <table:table-cell office:value-type="float" office:value="-1" calcext:value-type="float">
            <text:p>-1</text:p>
          </table:table-cell>
          <table:table-cell office:value-type="float" office:value="0.979567" calcext:value-type="float">
            <text:p>0.97956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6412" calcext:value-type="float">
            <text:p>0.996412</text:p>
          </table:table-cell>
          <table:table-cell office:value-type="float" office:value="-1" calcext:value-type="float">
            <text:p>-1</text:p>
          </table:table-cell>
          <table:table-cell office:value-type="float" office:value="0.979656" calcext:value-type="float">
            <text:p>0.97965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4014" calcext:value-type="float">
            <text:p>0.994014</text:p>
          </table:table-cell>
          <table:table-cell office:value-type="float" office:value="-1" calcext:value-type="float">
            <text:p>-1</text:p>
          </table:table-cell>
          <table:table-cell office:value-type="float" office:value="0.978066" calcext:value-type="float">
            <text:p>0.97806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76072" calcext:value-type="float">
            <text:p>0.976072</text:p>
          </table:table-cell>
          <table:table-cell office:value-type="float" office:value="-1" calcext:value-type="float">
            <text:p>-1</text:p>
          </table:table-cell>
          <table:table-cell office:value-type="float" office:value="0.974799" calcext:value-type="float">
            <text:p>0.97479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53899" calcext:value-type="float">
            <text:p>0.953899</text:p>
          </table:table-cell>
          <table:table-cell office:value-type="float" office:value="-1" calcext:value-type="float">
            <text:p>-1</text:p>
          </table:table-cell>
          <table:table-cell office:value-type="float" office:value="0.97477" calcext:value-type="float">
            <text:p>0.9747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34622" calcext:value-type="float">
            <text:p>0.934622</text:p>
          </table:table-cell>
          <table:table-cell office:value-type="float" office:value="-2" calcext:value-type="float">
            <text:p>-2</text:p>
          </table:table-cell>
          <table:table-cell office:value-type="float" office:value="0.974652" calcext:value-type="float">
            <text:p>0.97465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41" calcext:value-type="float">
            <text:p>0.9441</text:p>
          </table:table-cell>
          <table:table-cell office:value-type="float" office:value="-2" calcext:value-type="float">
            <text:p>-2</text:p>
          </table:table-cell>
          <table:table-cell office:value-type="float" office:value="0.969901" calcext:value-type="float">
            <text:p>0.96990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1724" calcext:value-type="float">
            <text:p>0.971724</text:p>
          </table:table-cell>
          <table:table-cell office:value-type="float" office:value="-2" calcext:value-type="float">
            <text:p>-2</text:p>
          </table:table-cell>
          <table:table-cell office:value-type="float" office:value="0.973377" calcext:value-type="float">
            <text:p>0.97337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4976" calcext:value-type="float">
            <text:p>0.994976</text:p>
          </table:table-cell>
          <table:table-cell office:value-type="float" office:value="-2" calcext:value-type="float">
            <text:p>-2</text:p>
          </table:table-cell>
          <table:table-cell office:value-type="float" office:value="0.980037" calcext:value-type="float">
            <text:p>0.9800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792" calcext:value-type="float">
            <text:p>0.996792</text:p>
          </table:table-cell>
          <table:table-cell office:value-type="float" office:value="-2" calcext:value-type="float">
            <text:p>-2</text:p>
          </table:table-cell>
          <table:table-cell office:value-type="float" office:value="0.979613" calcext:value-type="float">
            <text:p>0.97961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572" calcext:value-type="float">
            <text:p>0.997572</text:p>
          </table:table-cell>
          <table:table-cell office:value-type="float" office:value="-2" calcext:value-type="float">
            <text:p>-2</text:p>
          </table:table-cell>
          <table:table-cell office:value-type="float" office:value="0.976293" calcext:value-type="float">
            <text:p>0.97629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93" calcext:value-type="float">
            <text:p>0.99693</text:p>
          </table:table-cell>
          <table:table-cell office:value-type="float" office:value="-2" calcext:value-type="float">
            <text:p>-2</text:p>
          </table:table-cell>
          <table:table-cell office:value-type="float" office:value="0.979453" calcext:value-type="float">
            <text:p>0.97945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5937" calcext:value-type="float">
            <text:p>0.995937</text:p>
          </table:table-cell>
          <table:table-cell office:value-type="float" office:value="-2" calcext:value-type="float">
            <text:p>-2</text:p>
          </table:table-cell>
          <table:table-cell office:value-type="float" office:value="0.976751" calcext:value-type="float">
            <text:p>0.97675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959" calcext:value-type="float">
            <text:p>0.97959</text:p>
          </table:table-cell>
          <table:table-cell office:value-type="float" office:value="-2" calcext:value-type="float">
            <text:p>-2</text:p>
          </table:table-cell>
          <table:table-cell office:value-type="float" office:value="0.978508" calcext:value-type="float">
            <text:p>0.97850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948" calcext:value-type="float">
            <text:p>0.94948</text:p>
          </table:table-cell>
          <table:table-cell office:value-type="float" office:value="-2" calcext:value-type="float">
            <text:p>-2</text:p>
          </table:table-cell>
          <table:table-cell office:value-type="float" office:value="0.969199" calcext:value-type="float">
            <text:p>0.96919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82608" calcext:value-type="float">
            <text:p>0.882608</text:p>
          </table:table-cell>
          <table:table-cell office:value-type="float" office:value="-2" calcext:value-type="float">
            <text:p>-2</text:p>
          </table:table-cell>
          <table:table-cell office:value-type="float" office:value="0.966239" calcext:value-type="float">
            <text:p>0.96623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19322" calcext:value-type="float">
            <text:p>0.919322</text:p>
          </table:table-cell>
          <table:table-cell office:value-type="float" office:value="0" calcext:value-type="float">
            <text:p>0</text:p>
          </table:table-cell>
          <table:table-cell office:value-type="float" office:value="0.971843" calcext:value-type="float">
            <text:p>0.97184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7016" calcext:value-type="float">
            <text:p>0.977016</text:p>
          </table:table-cell>
          <table:table-cell office:value-type="float" office:value="-3" calcext:value-type="float">
            <text:p>-3</text:p>
          </table:table-cell>
          <table:table-cell office:value-type="float" office:value="0.971744" calcext:value-type="float">
            <text:p>0.97174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2851" calcext:value-type="float">
            <text:p>0.992851</text:p>
          </table:table-cell>
          <table:table-cell office:value-type="float" office:value="-3" calcext:value-type="float">
            <text:p>-3</text:p>
          </table:table-cell>
          <table:table-cell office:value-type="float" office:value="0.980257" calcext:value-type="float">
            <text:p>0.98025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57" calcext:value-type="float">
            <text:p>0.99757</text:p>
          </table:table-cell>
          <table:table-cell office:value-type="float" office:value="-3" calcext:value-type="float">
            <text:p>-3</text:p>
          </table:table-cell>
          <table:table-cell office:value-type="float" office:value="0.978168" calcext:value-type="float">
            <text:p>0.97816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8096" calcext:value-type="float">
            <text:p>0.998096</text:p>
          </table:table-cell>
          <table:table-cell office:value-type="float" office:value="-3" calcext:value-type="float">
            <text:p>-3</text:p>
          </table:table-cell>
          <table:table-cell office:value-type="float" office:value="0.978773" calcext:value-type="float">
            <text:p>0.97877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282" calcext:value-type="float">
            <text:p>0.997282</text:p>
          </table:table-cell>
          <table:table-cell office:value-type="float" office:value="-3" calcext:value-type="float">
            <text:p>-3</text:p>
          </table:table-cell>
          <table:table-cell office:value-type="float" office:value="0.97542" calcext:value-type="float">
            <text:p>0.9754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561" calcext:value-type="float">
            <text:p>0.995561</text:p>
          </table:table-cell>
          <table:table-cell office:value-type="float" office:value="-3" calcext:value-type="float">
            <text:p>-3</text:p>
          </table:table-cell>
          <table:table-cell office:value-type="float" office:value="0.978037" calcext:value-type="float">
            <text:p>0.9780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4884" calcext:value-type="float">
            <text:p>0.984884</text:p>
          </table:table-cell>
          <table:table-cell office:value-type="float" office:value="-3" calcext:value-type="float">
            <text:p>-3</text:p>
          </table:table-cell>
          <table:table-cell office:value-type="float" office:value="0.973168" calcext:value-type="float">
            <text:p>0.97316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34523" calcext:value-type="float">
            <text:p>0.934523</text:p>
          </table:table-cell>
          <table:table-cell office:value-type="float" office:value="-3" calcext:value-type="float">
            <text:p>-3</text:p>
          </table:table-cell>
          <table:table-cell office:value-type="float" office:value="0.970253" calcext:value-type="float">
            <text:p>0.97025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8742" calcext:value-type="float">
            <text:p>0.898742</text:p>
          </table:table-cell>
          <table:table-cell office:value-type="float" office:value="-4" calcext:value-type="float">
            <text:p>-4</text:p>
          </table:table-cell>
          <table:table-cell office:value-type="float" office:value="0.969222" calcext:value-type="float">
            <text:p>0.96922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17674" calcext:value-type="float">
            <text:p>0.917674</text:p>
          </table:table-cell>
          <table:table-cell office:value-type="float" office:value="-4" calcext:value-type="float">
            <text:p>-4</text:p>
          </table:table-cell>
          <table:table-cell office:value-type="float" office:value="0.969512" calcext:value-type="float">
            <text:p>0.96951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1666" calcext:value-type="float">
            <text:p>0.971666</text:p>
          </table:table-cell>
          <table:table-cell office:value-type="float" office:value="-4" calcext:value-type="float">
            <text:p>-4</text:p>
          </table:table-cell>
          <table:table-cell office:value-type="float" office:value="0.969961" calcext:value-type="float">
            <text:p>0.96996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3968" calcext:value-type="float">
            <text:p>0.993968</text:p>
          </table:table-cell>
          <table:table-cell office:value-type="float" office:value="-4" calcext:value-type="float">
            <text:p>-4</text:p>
          </table:table-cell>
          <table:table-cell office:value-type="float" office:value="0.976117" calcext:value-type="float">
            <text:p>0.97611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502" calcext:value-type="float">
            <text:p>0.997502</text:p>
          </table:table-cell>
          <table:table-cell office:value-type="float" office:value="-4" calcext:value-type="float">
            <text:p>-4</text:p>
          </table:table-cell>
          <table:table-cell office:value-type="float" office:value="0.975327" calcext:value-type="float">
            <text:p>0.97532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571" calcext:value-type="float">
            <text:p>0.997571</text:p>
          </table:table-cell>
          <table:table-cell office:value-type="float" office:value="-4" calcext:value-type="float">
            <text:p>-4</text:p>
          </table:table-cell>
          <table:table-cell office:value-type="float" office:value="0.98004" calcext:value-type="float">
            <text:p>0.9800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4" calcext:value-type="float">
            <text:p>0.9974</text:p>
          </table:table-cell>
          <table:table-cell office:value-type="float" office:value="-4" calcext:value-type="float">
            <text:p>-4</text:p>
          </table:table-cell>
          <table:table-cell office:value-type="float" office:value="0.980469" calcext:value-type="float">
            <text:p>0.98046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5942" calcext:value-type="float">
            <text:p>0.995942</text:p>
          </table:table-cell>
          <table:table-cell office:value-type="float" office:value="-4" calcext:value-type="float">
            <text:p>-4</text:p>
          </table:table-cell>
          <table:table-cell office:value-type="float" office:value="0.978562" calcext:value-type="float">
            <text:p>0.97856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9743" calcext:value-type="float">
            <text:p>0.979743</text:p>
          </table:table-cell>
          <table:table-cell office:value-type="float" office:value="-4" calcext:value-type="float">
            <text:p>-4</text:p>
          </table:table-cell>
          <table:table-cell office:value-type="float" office:value="0.971793" calcext:value-type="float">
            <text:p>0.97179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9389" calcext:value-type="float">
            <text:p>0.929389</text:p>
          </table:table-cell>
          <table:table-cell office:value-type="float" office:value="-4" calcext:value-type="float">
            <text:p>-4</text:p>
          </table:table-cell>
          <table:table-cell office:value-type="float" office:value="0.969009" calcext:value-type="float">
            <text:p>0.96900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09299" calcext:value-type="float">
            <text:p>0.809299</text:p>
          </table:table-cell>
          <table:table-cell office:value-type="float" office:value="0" calcext:value-type="float">
            <text:p>0</text:p>
          </table:table-cell>
          <table:table-cell office:value-type="float" office:value="0.96383" calcext:value-type="float">
            <text:p>0.9638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71371" calcext:value-type="float">
            <text:p>0.871371</text:p>
          </table:table-cell>
          <table:table-cell office:value-type="float" office:value="-5" calcext:value-type="float">
            <text:p>-5</text:p>
          </table:table-cell>
          <table:table-cell office:value-type="float" office:value="0.965734" calcext:value-type="float">
            <text:p>0.96573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77189" calcext:value-type="float">
            <text:p>0.977189</text:p>
          </table:table-cell>
          <table:table-cell office:value-type="float" office:value="-5" calcext:value-type="float">
            <text:p>-5</text:p>
          </table:table-cell>
          <table:table-cell office:value-type="float" office:value="0.971848" calcext:value-type="float">
            <text:p>0.97184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0963" calcext:value-type="float">
            <text:p>0.990963</text:p>
          </table:table-cell>
          <table:table-cell office:value-type="float" office:value="-5" calcext:value-type="float">
            <text:p>-5</text:p>
          </table:table-cell>
          <table:table-cell office:value-type="float" office:value="0.972481" calcext:value-type="float">
            <text:p>0.97248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548" calcext:value-type="float">
            <text:p>0.997548</text:p>
          </table:table-cell>
          <table:table-cell office:value-type="float" office:value="-5" calcext:value-type="float">
            <text:p>-5</text:p>
          </table:table-cell>
          <table:table-cell office:value-type="float" office:value="0.976274" calcext:value-type="float">
            <text:p>0.97627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6873" calcext:value-type="float">
            <text:p>0.996873</text:p>
          </table:table-cell>
          <table:table-cell office:value-type="float" office:value="-5" calcext:value-type="float">
            <text:p>-5</text:p>
          </table:table-cell>
          <table:table-cell office:value-type="float" office:value="0.976337" calcext:value-type="float">
            <text:p>0.9763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3142" calcext:value-type="float">
            <text:p>0.993142</text:p>
          </table:table-cell>
          <table:table-cell office:value-type="float" office:value="5" calcext:value-type="float">
            <text:p>5</text:p>
          </table:table-cell>
          <table:table-cell office:value-type="float" office:value="0.976428" calcext:value-type="float">
            <text:p>0.97642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7483" calcext:value-type="float">
            <text:p>0.997483</text:p>
          </table:table-cell>
          <table:table-cell office:value-type="float" office:value="5" calcext:value-type="float">
            <text:p>5</text:p>
          </table:table-cell>
          <table:table-cell office:value-type="float" office:value="0.975588" calcext:value-type="float">
            <text:p>0.97558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74491" calcext:value-type="float">
            <text:p>0.974491</text:p>
          </table:table-cell>
          <table:table-cell office:value-type="float" office:value="5" calcext:value-type="float">
            <text:p>5</text:p>
          </table:table-cell>
          <table:table-cell office:value-type="float" office:value="0.971916" calcext:value-type="float">
            <text:p>0.97191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05987" calcext:value-type="float">
            <text:p>0.905987</text:p>
          </table:table-cell>
          <table:table-cell office:value-type="float" office:value="5" calcext:value-type="float">
            <text:p>5</text:p>
          </table:table-cell>
          <table:table-cell office:value-type="float" office:value="0.970742" calcext:value-type="float">
            <text:p>0.97074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26029" calcext:value-type="float">
            <text:p>0.826029</text:p>
          </table:table-cell>
          <table:table-cell office:value-type="float" office:value="5" calcext:value-type="float">
            <text:p>5</text:p>
          </table:table-cell>
          <table:table-cell office:value-type="float" office:value="0.969841" calcext:value-type="float">
            <text:p>0.96984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2987" calcext:value-type="float">
            <text:p>0.832987</text:p>
          </table:table-cell>
          <table:table-cell office:value-type="float" office:value="5" calcext:value-type="float">
            <text:p>5</text:p>
          </table:table-cell>
          <table:table-cell office:value-type="float" office:value="0.966676" calcext:value-type="float">
            <text:p>0.96667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82301" calcext:value-type="float">
            <text:p>0.882301</text:p>
          </table:table-cell>
          <table:table-cell office:value-type="float" office:value="4" calcext:value-type="float">
            <text:p>4</text:p>
          </table:table-cell>
          <table:table-cell office:value-type="float" office:value="0.966" calcext:value-type="float">
            <text:p>0.96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2543" calcext:value-type="float">
            <text:p>0.952543</text:p>
          </table:table-cell>
          <table:table-cell office:value-type="float" office:value="4" calcext:value-type="float">
            <text:p>4</text:p>
          </table:table-cell>
          <table:table-cell office:value-type="float" office:value="0.971493" calcext:value-type="float">
            <text:p>0.97149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0224" calcext:value-type="float">
            <text:p>0.990224</text:p>
          </table:table-cell>
          <table:table-cell office:value-type="float" office:value="4" calcext:value-type="float">
            <text:p>4</text:p>
          </table:table-cell>
          <table:table-cell office:value-type="float" office:value="0.972219" calcext:value-type="float">
            <text:p>0.97221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2502" calcext:value-type="float">
            <text:p>0.992502</text:p>
          </table:table-cell>
          <table:table-cell office:value-type="float" office:value="4" calcext:value-type="float">
            <text:p>4</text:p>
          </table:table-cell>
          <table:table-cell office:value-type="float" office:value="0.977766" calcext:value-type="float">
            <text:p>0.97776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733" calcext:value-type="float">
            <text:p>0.997733</text:p>
          </table:table-cell>
          <table:table-cell office:value-type="float" office:value="4" calcext:value-type="float">
            <text:p>4</text:p>
          </table:table-cell>
          <table:table-cell office:value-type="float" office:value="0.981817" calcext:value-type="float">
            <text:p>0.98181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7176" calcext:value-type="float">
            <text:p>0.997176</text:p>
          </table:table-cell>
          <table:table-cell office:value-type="float" office:value="4" calcext:value-type="float">
            <text:p>4</text:p>
          </table:table-cell>
          <table:table-cell office:value-type="float" office:value="0.980329" calcext:value-type="float">
            <text:p>0.98032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401" calcext:value-type="float">
            <text:p>0.98401</text:p>
          </table:table-cell>
          <table:table-cell office:value-type="float" office:value="4" calcext:value-type="float">
            <text:p>4</text:p>
          </table:table-cell>
          <table:table-cell office:value-type="float" office:value="0.975906" calcext:value-type="float">
            <text:p>0.97590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27866" calcext:value-type="float">
            <text:p>0.927866</text:p>
          </table:table-cell>
          <table:table-cell office:value-type="float" office:value="4" calcext:value-type="float">
            <text:p>4</text:p>
          </table:table-cell>
          <table:table-cell office:value-type="float" office:value="0.965366" calcext:value-type="float">
            <text:p>0.96536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68532" calcext:value-type="float">
            <text:p>0.868532</text:p>
          </table:table-cell>
          <table:table-cell office:value-type="float" office:value="4" calcext:value-type="float">
            <text:p>4</text:p>
          </table:table-cell>
          <table:table-cell office:value-type="float" office:value="0.971645" calcext:value-type="float">
            <text:p>0.97164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87856" calcext:value-type="float">
            <text:p>0.887856</text:p>
          </table:table-cell>
          <table:table-cell office:value-type="float" office:value="4" calcext:value-type="float">
            <text:p>4</text:p>
          </table:table-cell>
          <table:table-cell office:value-type="float" office:value="0.962746" calcext:value-type="float">
            <text:p>0.96274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6701" calcext:value-type="float">
            <text:p>0.896701</text:p>
          </table:table-cell>
          <table:table-cell office:value-type="float" office:value="3" calcext:value-type="float">
            <text:p>3</text:p>
          </table:table-cell>
          <table:table-cell office:value-type="float" office:value="0.966136" calcext:value-type="float">
            <text:p>0.96613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58947" calcext:value-type="float">
            <text:p>0.958947</text:p>
          </table:table-cell>
          <table:table-cell office:value-type="float" office:value="3" calcext:value-type="float">
            <text:p>3</text:p>
          </table:table-cell>
          <table:table-cell office:value-type="float" office:value="0.972012" calcext:value-type="float">
            <text:p>0.97201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4055" calcext:value-type="float">
            <text:p>0.994055</text:p>
          </table:table-cell>
          <table:table-cell office:value-type="float" office:value="3" calcext:value-type="float">
            <text:p>3</text:p>
          </table:table-cell>
          <table:table-cell office:value-type="float" office:value="0.971566" calcext:value-type="float">
            <text:p>0.97156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3224" calcext:value-type="float">
            <text:p>0.993224</text:p>
          </table:table-cell>
          <table:table-cell office:value-type="float" office:value="3" calcext:value-type="float">
            <text:p>3</text:p>
          </table:table-cell>
          <table:table-cell office:value-type="float" office:value="0.982274" calcext:value-type="float">
            <text:p>0.98227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3" calcext:value-type="float">
            <text:p>3</text:p>
          </table:table-cell>
          <table:table-cell office:value-type="float" office:value="0.980028" calcext:value-type="float">
            <text:p>0.98002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4036" calcext:value-type="float">
            <text:p>0.994036</text:p>
          </table:table-cell>
          <table:table-cell office:value-type="float" office:value="3" calcext:value-type="float">
            <text:p>3</text:p>
          </table:table-cell>
          <table:table-cell office:value-type="float" office:value="0.982552" calcext:value-type="float">
            <text:p>0.98255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8131" calcext:value-type="float">
            <text:p>0.988131</text:p>
          </table:table-cell>
          <table:table-cell office:value-type="float" office:value="3" calcext:value-type="float">
            <text:p>3</text:p>
          </table:table-cell>
          <table:table-cell office:value-type="float" office:value="0.973928" calcext:value-type="float">
            <text:p>0.97392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50591" calcext:value-type="float">
            <text:p>0.950591</text:p>
          </table:table-cell>
          <table:table-cell office:value-type="float" office:value="3" calcext:value-type="float">
            <text:p>3</text:p>
          </table:table-cell>
          <table:table-cell office:value-type="float" office:value="0.979247" calcext:value-type="float">
            <text:p>0.97924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00284" calcext:value-type="float">
            <text:p>0.900284</text:p>
          </table:table-cell>
          <table:table-cell office:value-type="float" office:value="3" calcext:value-type="float">
            <text:p>3</text:p>
          </table:table-cell>
          <table:table-cell office:value-type="float" office:value="0.967676" calcext:value-type="float">
            <text:p>0.96767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022" calcext:value-type="float">
            <text:p>0.91022</text:p>
          </table:table-cell>
          <table:table-cell office:value-type="float" office:value="3" calcext:value-type="float">
            <text:p>3</text:p>
          </table:table-cell>
          <table:table-cell office:value-type="float" office:value="0.966713" calcext:value-type="float">
            <text:p>0.96671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766" calcext:value-type="float">
            <text:p>0.93766</text:p>
          </table:table-cell>
          <table:table-cell office:value-type="float" office:value="2" calcext:value-type="float">
            <text:p>2</text:p>
          </table:table-cell>
          <table:table-cell office:value-type="float" office:value="0.9714" calcext:value-type="float">
            <text:p>0.97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9922" calcext:value-type="float">
            <text:p>0.969922</text:p>
          </table:table-cell>
          <table:table-cell office:value-type="float" office:value="2" calcext:value-type="float">
            <text:p>2</text:p>
          </table:table-cell>
          <table:table-cell office:value-type="float" office:value="0.978176" calcext:value-type="float">
            <text:p>0.97817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797" calcext:value-type="float">
            <text:p>0.98797</text:p>
          </table:table-cell>
          <table:table-cell office:value-type="float" office:value="2" calcext:value-type="float">
            <text:p>2</text:p>
          </table:table-cell>
          <table:table-cell office:value-type="float" office:value="0.981755" calcext:value-type="float">
            <text:p>0.98175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2727" calcext:value-type="float">
            <text:p>0.992727</text:p>
          </table:table-cell>
          <table:table-cell office:value-type="float" office:value="2" calcext:value-type="float">
            <text:p>2</text:p>
          </table:table-cell>
          <table:table-cell office:value-type="float" office:value="0.980982" calcext:value-type="float">
            <text:p>0.98098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7371" calcext:value-type="float">
            <text:p>0.997371</text:p>
          </table:table-cell>
          <table:table-cell office:value-type="float" office:value="2" calcext:value-type="float">
            <text:p>2</text:p>
          </table:table-cell>
          <table:table-cell office:value-type="float" office:value="0.983751" calcext:value-type="float">
            <text:p>0.98375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6878" calcext:value-type="float">
            <text:p>0.996878</text:p>
          </table:table-cell>
          <table:table-cell office:value-type="float" office:value="2" calcext:value-type="float">
            <text:p>2</text:p>
          </table:table-cell>
          <table:table-cell office:value-type="float" office:value="0.98138" calcext:value-type="float">
            <text:p>0.9813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8122" calcext:value-type="float">
            <text:p>0.988122</text:p>
          </table:table-cell>
          <table:table-cell office:value-type="float" office:value="2" calcext:value-type="float">
            <text:p>2</text:p>
          </table:table-cell>
          <table:table-cell office:value-type="float" office:value="0.975855" calcext:value-type="float">
            <text:p>0.97585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9848" calcext:value-type="float">
            <text:p>0.959848</text:p>
          </table:table-cell>
          <table:table-cell office:value-type="float" office:value="2" calcext:value-type="float">
            <text:p>2</text:p>
          </table:table-cell>
          <table:table-cell office:value-type="float" office:value="0.976811" calcext:value-type="float">
            <text:p>0.97681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3703" calcext:value-type="float">
            <text:p>0.923703</text:p>
          </table:table-cell>
          <table:table-cell office:value-type="float" office:value="1" calcext:value-type="float">
            <text:p>1</text:p>
          </table:table-cell>
          <table:table-cell office:value-type="float" office:value="0.970025" calcext:value-type="float">
            <text:p>0.97002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29038" calcext:value-type="float">
            <text:p>0.929038</text:p>
          </table:table-cell>
          <table:table-cell office:value-type="float" office:value="1" calcext:value-type="float">
            <text:p>1</text:p>
          </table:table-cell>
          <table:table-cell office:value-type="float" office:value="0.966753" calcext:value-type="float">
            <text:p>0.96675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38634" calcext:value-type="float">
            <text:p>0.938634</text:p>
          </table:table-cell>
          <table:table-cell office:value-type="float" office:value="1" calcext:value-type="float">
            <text:p>1</text:p>
          </table:table-cell>
          <table:table-cell office:value-type="float" office:value="0.97307" calcext:value-type="float">
            <text:p>0.9730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8132" calcext:value-type="float">
            <text:p>0.98132</text:p>
          </table:table-cell>
          <table:table-cell office:value-type="float" office:value="1" calcext:value-type="float">
            <text:p>1</text:p>
          </table:table-cell>
          <table:table-cell office:value-type="float" office:value="0.979066" calcext:value-type="float">
            <text:p>0.97906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3419" calcext:value-type="float">
            <text:p>0.993419</text:p>
          </table:table-cell>
          <table:table-cell office:value-type="float" office:value="1" calcext:value-type="float">
            <text:p>1</text:p>
          </table:table-cell>
          <table:table-cell office:value-type="float" office:value="0.983132" calcext:value-type="float">
            <text:p>0.98313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5314" calcext:value-type="float">
            <text:p>0.995314</text:p>
          </table:table-cell>
          <table:table-cell office:value-type="float" office:value="1" calcext:value-type="float">
            <text:p>1</text:p>
          </table:table-cell>
          <table:table-cell office:value-type="float" office:value="0.986193" calcext:value-type="float">
            <text:p>0.98619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7797" calcext:value-type="float">
            <text:p>0.997797</text:p>
          </table:table-cell>
          <table:table-cell office:value-type="float" office:value="1" calcext:value-type="float">
            <text:p>1</text:p>
          </table:table-cell>
          <table:table-cell office:value-type="float" office:value="0.979267" calcext:value-type="float">
            <text:p>0.97926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-1" calcext:value-type="float">
            <text:p>-1</text:p>
          </table:table-cell>
          <table:table-cell office:value-type="float" office:value="0.97898" calcext:value-type="float">
            <text:p>0.9789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92589" calcext:value-type="float">
            <text:p>0.992589</text:p>
          </table:table-cell>
          <table:table-cell office:value-type="float" office:value="0" calcext:value-type="float">
            <text:p>0</text:p>
          </table:table-cell>
          <table:table-cell office:value-type="float" office:value="0.981191" calcext:value-type="float">
            <text:p>0.98119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80113" calcext:value-type="float">
            <text:p>0.980113</text:p>
          </table:table-cell>
          <table:table-cell office:value-type="float" office:value="-1" calcext:value-type="float">
            <text:p>-1</text:p>
          </table:table-cell>
          <table:table-cell office:value-type="float" office:value="0.974722" calcext:value-type="float">
            <text:p>0.97472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45062" calcext:value-type="float">
            <text:p>0.945062</text:p>
          </table:table-cell>
          <table:table-cell office:value-type="float" office:value="0" calcext:value-type="float">
            <text:p>0</text:p>
          </table:table-cell>
          <table:table-cell office:value-type="float" office:value="0.972214" calcext:value-type="float">
            <text:p>0.9722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2842" calcext:value-type="float">
            <text:p>0.932842</text:p>
          </table:table-cell>
          <table:table-cell office:value-type="float" office:value="0" calcext:value-type="float">
            <text:p>0</text:p>
          </table:table-cell>
          <table:table-cell office:value-type="float" office:value="0.980322" calcext:value-type="float">
            <text:p>0.98032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6009" calcext:value-type="float">
            <text:p>0.936009</text:p>
          </table:table-cell>
          <table:table-cell office:value-type="float" office:value="0" calcext:value-type="float">
            <text:p>0</text:p>
          </table:table-cell>
          <table:table-cell office:value-type="float" office:value="0.978599" calcext:value-type="float">
            <text:p>0.97859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2089" calcext:value-type="float">
            <text:p>0.972089</text:p>
          </table:table-cell>
          <table:table-cell office:value-type="float" office:value="0" calcext:value-type="float">
            <text:p>0</text:p>
          </table:table-cell>
          <table:table-cell office:value-type="float" office:value="0.988116" calcext:value-type="float">
            <text:p>0.98811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1933" calcext:value-type="float">
            <text:p>0.991933</text:p>
          </table:table-cell>
          <table:table-cell office:value-type="float" office:value="0" calcext:value-type="float">
            <text:p>0</text:p>
          </table:table-cell>
          <table:table-cell office:value-type="float" office:value="0.987694" calcext:value-type="float">
            <text:p>0.98769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906" calcext:value-type="float">
            <text:p>0.996906</text:p>
          </table:table-cell>
          <table:table-cell office:value-type="float" office:value="0" calcext:value-type="float">
            <text:p>0</text:p>
          </table:table-cell>
          <table:table-cell office:value-type="float" office:value="0.991328" calcext:value-type="float">
            <text:p>0.99132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8121" calcext:value-type="float">
            <text:p>0.998121</text:p>
          </table:table-cell>
          <table:table-cell office:value-type="float" office:value="0" calcext:value-type="float">
            <text:p>0</text:p>
          </table:table-cell>
          <table:table-cell office:value-type="float" office:value="0.984709" calcext:value-type="float">
            <text:p>0.98470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906" calcext:value-type="float">
            <text:p>0.996906</text:p>
          </table:table-cell>
          <table:table-cell office:value-type="float" office:value="0" calcext:value-type="float">
            <text:p>0</text:p>
          </table:table-cell>
          <table:table-cell office:value-type="float" office:value="0.991328" calcext:value-type="float">
            <text:p>0.99132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1933" calcext:value-type="float">
            <text:p>0.991933</text:p>
          </table:table-cell>
          <table:table-cell office:value-type="float" office:value="0" calcext:value-type="float">
            <text:p>0</text:p>
          </table:table-cell>
          <table:table-cell office:value-type="float" office:value="0.987694" calcext:value-type="float">
            <text:p>0.98769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2089" calcext:value-type="float">
            <text:p>0.972089</text:p>
          </table:table-cell>
          <table:table-cell office:value-type="float" office:value="0" calcext:value-type="float">
            <text:p>0</text:p>
          </table:table-cell>
          <table:table-cell office:value-type="float" office:value="0.988116" calcext:value-type="float">
            <text:p>0.98811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6009" calcext:value-type="float">
            <text:p>0.936009</text:p>
          </table:table-cell>
          <table:table-cell office:value-type="float" office:value="0" calcext:value-type="float">
            <text:p>0</text:p>
          </table:table-cell>
          <table:table-cell office:value-type="float" office:value="0.978599" calcext:value-type="float">
            <text:p>0.97859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2842" calcext:value-type="float">
            <text:p>0.932842</text:p>
          </table:table-cell>
          <table:table-cell office:value-type="float" office:value="0" calcext:value-type="float">
            <text:p>0</text:p>
          </table:table-cell>
          <table:table-cell office:value-type="float" office:value="0.980322" calcext:value-type="float">
            <text:p>0.98032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45062" calcext:value-type="float">
            <text:p>0.945062</text:p>
          </table:table-cell>
          <table:table-cell office:value-type="float" office:value="0" calcext:value-type="float">
            <text:p>0</text:p>
          </table:table-cell>
          <table:table-cell office:value-type="float" office:value="0.972214" calcext:value-type="float">
            <text:p>0.97221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80113" calcext:value-type="float">
            <text:p>0.980113</text:p>
          </table:table-cell>
          <table:table-cell office:value-type="float" office:value="-1" calcext:value-type="float">
            <text:p>-1</text:p>
          </table:table-cell>
          <table:table-cell office:value-type="float" office:value="0.974722" calcext:value-type="float">
            <text:p>0.97472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92589" calcext:value-type="float">
            <text:p>0.992589</text:p>
          </table:table-cell>
          <table:table-cell office:value-type="float" office:value="0" calcext:value-type="float">
            <text:p>0</text:p>
          </table:table-cell>
          <table:table-cell office:value-type="float" office:value="0.981191" calcext:value-type="float">
            <text:p>0.98119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-1" calcext:value-type="float">
            <text:p>-1</text:p>
          </table:table-cell>
          <table:table-cell office:value-type="float" office:value="0.97898" calcext:value-type="float">
            <text:p>0.9789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734" calcext:value-type="float">
            <text:p>0.99734</text:p>
          </table:table-cell>
          <table:table-cell office:value-type="float" office:value="-1" calcext:value-type="float">
            <text:p>-1</text:p>
          </table:table-cell>
          <table:table-cell office:value-type="float" office:value="0.985767" calcext:value-type="float">
            <text:p>0.98576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6589" calcext:value-type="float">
            <text:p>0.996589</text:p>
          </table:table-cell>
          <table:table-cell office:value-type="float" office:value="-1" calcext:value-type="float">
            <text:p>-1</text:p>
          </table:table-cell>
          <table:table-cell office:value-type="float" office:value="0.978225" calcext:value-type="float">
            <text:p>0.97822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92797" calcext:value-type="float">
            <text:p>0.992797</text:p>
          </table:table-cell>
          <table:table-cell office:value-type="float" office:value="-1" calcext:value-type="float">
            <text:p>-1</text:p>
          </table:table-cell>
          <table:table-cell office:value-type="float" office:value="0.981674" calcext:value-type="float">
            <text:p>0.98167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79175" calcext:value-type="float">
            <text:p>0.979175</text:p>
          </table:table-cell>
          <table:table-cell office:value-type="float" office:value="-1" calcext:value-type="float">
            <text:p>-1</text:p>
          </table:table-cell>
          <table:table-cell office:value-type="float" office:value="0.975235" calcext:value-type="float">
            <text:p>0.97523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43744" calcext:value-type="float">
            <text:p>0.943744</text:p>
          </table:table-cell>
          <table:table-cell office:value-type="float" office:value="-1" calcext:value-type="float">
            <text:p>-1</text:p>
          </table:table-cell>
          <table:table-cell office:value-type="float" office:value="0.974815" calcext:value-type="float">
            <text:p>0.97481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07502" calcext:value-type="float">
            <text:p>0.907502</text:p>
          </table:table-cell>
          <table:table-cell office:value-type="float" office:value="-1" calcext:value-type="float">
            <text:p>-1</text:p>
          </table:table-cell>
          <table:table-cell office:value-type="float" office:value="0.971299" calcext:value-type="float">
            <text:p>0.97129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0579" calcext:value-type="float">
            <text:p>0.940579</text:p>
          </table:table-cell>
          <table:table-cell office:value-type="float" office:value="-2" calcext:value-type="float">
            <text:p>-2</text:p>
          </table:table-cell>
          <table:table-cell office:value-type="float" office:value="0.973537" calcext:value-type="float">
            <text:p>0.9735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6289" calcext:value-type="float">
            <text:p>0.976289</text:p>
          </table:table-cell>
          <table:table-cell office:value-type="float" office:value="-2" calcext:value-type="float">
            <text:p>-2</text:p>
          </table:table-cell>
          <table:table-cell office:value-type="float" office:value="0.975851" calcext:value-type="float">
            <text:p>0.97585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1842" calcext:value-type="float">
            <text:p>0.991842</text:p>
          </table:table-cell>
          <table:table-cell office:value-type="float" office:value="-2" calcext:value-type="float">
            <text:p>-2</text:p>
          </table:table-cell>
          <table:table-cell office:value-type="float" office:value="0.976612" calcext:value-type="float">
            <text:p>0.97661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261" calcext:value-type="float">
            <text:p>0.996261</text:p>
          </table:table-cell>
          <table:table-cell office:value-type="float" office:value="-2" calcext:value-type="float">
            <text:p>-2</text:p>
          </table:table-cell>
          <table:table-cell office:value-type="float" office:value="0.982268" calcext:value-type="float">
            <text:p>0.98226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7153" calcext:value-type="float">
            <text:p>0.997153</text:p>
          </table:table-cell>
          <table:table-cell office:value-type="float" office:value="-2" calcext:value-type="float">
            <text:p>-2</text:p>
          </table:table-cell>
          <table:table-cell office:value-type="float" office:value="0.98226" calcext:value-type="float">
            <text:p>0.9822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6129" calcext:value-type="float">
            <text:p>0.996129</text:p>
          </table:table-cell>
          <table:table-cell office:value-type="float" office:value="-2" calcext:value-type="float">
            <text:p>-2</text:p>
          </table:table-cell>
          <table:table-cell office:value-type="float" office:value="0.980598" calcext:value-type="float">
            <text:p>0.98059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3515" calcext:value-type="float">
            <text:p>0.993515</text:p>
          </table:table-cell>
          <table:table-cell office:value-type="float" office:value="-2" calcext:value-type="float">
            <text:p>-2</text:p>
          </table:table-cell>
          <table:table-cell office:value-type="float" office:value="0.978389" calcext:value-type="float">
            <text:p>0.97838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1807" calcext:value-type="float">
            <text:p>0.971807</text:p>
          </table:table-cell>
          <table:table-cell office:value-type="float" office:value="-2" calcext:value-type="float">
            <text:p>-2</text:p>
          </table:table-cell>
          <table:table-cell office:value-type="float" office:value="0.976138" calcext:value-type="float">
            <text:p>0.97613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29097" calcext:value-type="float">
            <text:p>0.929097</text:p>
          </table:table-cell>
          <table:table-cell office:value-type="float" office:value="-2" calcext:value-type="float">
            <text:p>-2</text:p>
          </table:table-cell>
          <table:table-cell office:value-type="float" office:value="0.96991" calcext:value-type="float">
            <text:p>0.9699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72262" calcext:value-type="float">
            <text:p>0.872262</text:p>
          </table:table-cell>
          <table:table-cell office:value-type="float" office:value="-3" calcext:value-type="float">
            <text:p>-3</text:p>
          </table:table-cell>
          <table:table-cell office:value-type="float" office:value="0.963221" calcext:value-type="float">
            <text:p>0.96322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16782" calcext:value-type="float">
            <text:p>0.916782</text:p>
          </table:table-cell>
          <table:table-cell office:value-type="float" office:value="-3" calcext:value-type="float">
            <text:p>-3</text:p>
          </table:table-cell>
          <table:table-cell office:value-type="float" office:value="0.974405" calcext:value-type="float">
            <text:p>0.97440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6582" calcext:value-type="float">
            <text:p>0.96582</text:p>
          </table:table-cell>
          <table:table-cell office:value-type="float" office:value="-3" calcext:value-type="float">
            <text:p>-3</text:p>
          </table:table-cell>
          <table:table-cell office:value-type="float" office:value="0.973946" calcext:value-type="float">
            <text:p>0.97394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2335" calcext:value-type="float">
            <text:p>0.992335</text:p>
          </table:table-cell>
          <table:table-cell office:value-type="float" office:value="-3" calcext:value-type="float">
            <text:p>-3</text:p>
          </table:table-cell>
          <table:table-cell office:value-type="float" office:value="0.975484" calcext:value-type="float">
            <text:p>0.975484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284" calcext:value-type="float">
            <text:p>0.996284</text:p>
          </table:table-cell>
          <table:table-cell office:value-type="float" office:value="-3" calcext:value-type="float">
            <text:p>-3</text:p>
          </table:table-cell>
          <table:table-cell office:value-type="float" office:value="0.978185" calcext:value-type="float">
            <text:p>0.97818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7826" calcext:value-type="float">
            <text:p>0.997826</text:p>
          </table:table-cell>
          <table:table-cell office:value-type="float" office:value="-3" calcext:value-type="float">
            <text:p>-3</text:p>
          </table:table-cell>
          <table:table-cell office:value-type="float" office:value="0.979769" calcext:value-type="float">
            <text:p>0.97976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574" calcext:value-type="float">
            <text:p>0.996574</text:p>
          </table:table-cell>
          <table:table-cell office:value-type="float" office:value="-3" calcext:value-type="float">
            <text:p>-3</text:p>
          </table:table-cell>
          <table:table-cell office:value-type="float" office:value="0.980419" calcext:value-type="float">
            <text:p>0.98041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-3" calcext:value-type="float">
            <text:p>-3</text:p>
          </table:table-cell>
          <table:table-cell office:value-type="float" office:value="0.980575" calcext:value-type="float">
            <text:p>0.98057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66959" calcext:value-type="float">
            <text:p>0.966959</text:p>
          </table:table-cell>
          <table:table-cell office:value-type="float" office:value="-3" calcext:value-type="float">
            <text:p>-3</text:p>
          </table:table-cell>
          <table:table-cell office:value-type="float" office:value="0.97187" calcext:value-type="float">
            <text:p>0.9718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05879" calcext:value-type="float">
            <text:p>0.905879</text:p>
          </table:table-cell>
          <table:table-cell office:value-type="float" office:value="-3" calcext:value-type="float">
            <text:p>-3</text:p>
          </table:table-cell>
          <table:table-cell office:value-type="float" office:value="0.973836" calcext:value-type="float">
            <text:p>0.97383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4488" calcext:value-type="float">
            <text:p>0.84488</text:p>
          </table:table-cell>
          <table:table-cell office:value-type="float" office:value="-4" calcext:value-type="float">
            <text:p>-4</text:p>
          </table:table-cell>
          <table:table-cell office:value-type="float" office:value="0.965928" calcext:value-type="float">
            <text:p>0.96592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77841" calcext:value-type="float">
            <text:p>0.877841</text:p>
          </table:table-cell>
          <table:table-cell office:value-type="float" office:value="-4" calcext:value-type="float">
            <text:p>-4</text:p>
          </table:table-cell>
          <table:table-cell office:value-type="float" office:value="0.964859" calcext:value-type="float">
            <text:p>0.964859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0058" calcext:value-type="float">
            <text:p>0.970058</text:p>
          </table:table-cell>
          <table:table-cell office:value-type="float" office:value="-4" calcext:value-type="float">
            <text:p>-4</text:p>
          </table:table-cell>
          <table:table-cell office:value-type="float" office:value="0.971748" calcext:value-type="float">
            <text:p>0.97174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584" calcext:value-type="float">
            <text:p>0.996584</text:p>
          </table:table-cell>
          <table:table-cell office:value-type="float" office:value="-4" calcext:value-type="float">
            <text:p>-4</text:p>
          </table:table-cell>
          <table:table-cell office:value-type="float" office:value="0.978718" calcext:value-type="float">
            <text:p>0.978718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596" calcext:value-type="float">
            <text:p>0.996596</text:p>
          </table:table-cell>
          <table:table-cell office:value-type="float" office:value="-4" calcext:value-type="float">
            <text:p>-4</text:p>
          </table:table-cell>
          <table:table-cell office:value-type="float" office:value="0.975507" calcext:value-type="float">
            <text:p>0.97550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7338" calcext:value-type="float">
            <text:p>0.997338</text:p>
          </table:table-cell>
          <table:table-cell office:value-type="float" office:value="-4" calcext:value-type="float">
            <text:p>-4</text:p>
          </table:table-cell>
          <table:table-cell office:value-type="float" office:value="0.981876" calcext:value-type="float">
            <text:p>0.981876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6379" calcext:value-type="float">
            <text:p>0.996379</text:p>
          </table:table-cell>
          <table:table-cell office:value-type="float" office:value="-4" calcext:value-type="float">
            <text:p>-4</text:p>
          </table:table-cell>
          <table:table-cell office:value-type="float" office:value="0.980532" calcext:value-type="float">
            <text:p>0.98053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0398" calcext:value-type="float">
            <text:p>0.990398</text:p>
          </table:table-cell>
          <table:table-cell office:value-type="float" office:value="-4" calcext:value-type="float">
            <text:p>-4</text:p>
          </table:table-cell>
          <table:table-cell office:value-type="float" office:value="0.977031" calcext:value-type="float">
            <text:p>0.97703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57494" calcext:value-type="float">
            <text:p>0.957494</text:p>
          </table:table-cell>
          <table:table-cell office:value-type="float" office:value="-4" calcext:value-type="float">
            <text:p>-4</text:p>
          </table:table-cell>
          <table:table-cell office:value-type="float" office:value="0.973857" calcext:value-type="float">
            <text:p>0.97385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83177" calcext:value-type="float">
            <text:p>0.883177</text:p>
          </table:table-cell>
          <table:table-cell office:value-type="float" office:value="-4" calcext:value-type="float">
            <text:p>-4</text:p>
          </table:table-cell>
          <table:table-cell office:value-type="float" office:value="0.963523" calcext:value-type="float">
            <text:p>0.96352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51044" calcext:value-type="float">
            <text:p>0.851044</text:p>
          </table:table-cell>
          <table:table-cell office:value-type="float" office:value="-5" calcext:value-type="float">
            <text:p>-5</text:p>
          </table:table-cell>
          <table:table-cell office:value-type="float" office:value="0.965537" calcext:value-type="float">
            <text:p>0.9655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26514" calcext:value-type="float">
            <text:p>0.826514</text:p>
          </table:table-cell>
          <table:table-cell office:value-type="float" office:value="-5" calcext:value-type="float">
            <text:p>-5</text:p>
          </table:table-cell>
          <table:table-cell office:value-type="float" office:value="0.963207" calcext:value-type="float">
            <text:p>0.96320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59887" calcext:value-type="float">
            <text:p>0.959887</text:p>
          </table:table-cell>
          <table:table-cell office:value-type="float" office:value="-5" calcext:value-type="float">
            <text:p>-5</text:p>
          </table:table-cell>
          <table:table-cell office:value-type="float" office:value="0.968255" calcext:value-type="float">
            <text:p>0.96825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6001" calcext:value-type="float">
            <text:p>0.996001</text:p>
          </table:table-cell>
          <table:table-cell office:value-type="float" office:value="-5" calcext:value-type="float">
            <text:p>-5</text:p>
          </table:table-cell>
          <table:table-cell office:value-type="float" office:value="0.973275" calcext:value-type="float">
            <text:p>0.97327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555" calcext:value-type="float">
            <text:p>0.997555</text:p>
          </table:table-cell>
          <table:table-cell office:value-type="float" office:value="-5" calcext:value-type="float">
            <text:p>-5</text:p>
          </table:table-cell>
          <table:table-cell office:value-type="float" office:value="0.979532" calcext:value-type="float">
            <text:p>0.97953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7961" calcext:value-type="float">
            <text:p>0.997961</text:p>
          </table:table-cell>
          <table:table-cell office:value-type="float" office:value="-5" calcext:value-type="float">
            <text:p>-5</text:p>
          </table:table-cell>
          <table:table-cell office:value-type="float" office:value="0.977915" calcext:value-type="float">
            <text:p>0.97791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3:23:31.583000000</dc:date>
    <meta:editing-duration>PT38S</meta:editing-duration>
    <meta:editing-cycles>1</meta:editing-cycles>
    <meta:document-statistic meta:table-count="1" meta:cell-count="3044" meta:object-count="0"/>
    <meta:generator>LibreOffice/6.2.3.2$Windows_X86_64 LibreOffice_project/aecc05fe267cc68dde00352a451aa867b3b546ac</meta:generator>
  </office:meta>
</office:document-meta>
</file>